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64cm"/>
    </style:style>
    <style:style style:name="co2" style:family="table-column">
      <style:table-column-properties fo:break-before="auto" style:column-width="2.341cm"/>
    </style:style>
    <style:style style:name="co3" style:family="table-column">
      <style:table-column-properties fo:break-before="auto" style:column-width="1.96cm"/>
    </style:style>
    <style:style style:name="ro1" style:family="table-row">
      <style:table-row-properties style:row-height="1.15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 style:data-style-name="N2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9" table:default-cell-style-name="ce2"/>
        <table:table-column table:style-name="co3" table:number-columns-repeated="1014" table:default-cell-style-name="ce2"/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ES-Acc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ES-AUC</text:p>
          </table:table-cell>
          <table:table-cell table:style-name="ce1" office:value-type="string" calcext:value-type="string">
            <text:p>AUC</text:p>
          </table:table-cell>
          <table:table-cell table:style-name="ce1" office:value-type="string" calcext:value-type="string">
            <text:p>Asian AUC</text:p>
          </table:table-cell>
          <table:table-cell table:style-name="ce1" office:value-type="string" calcext:value-type="string">
            <text:p>Black AUC</text:p>
          </table:table-cell>
          <table:table-cell table:style-name="ce1" office:value-type="string" calcext:value-type="string">
            <text:p>White AUC</text:p>
          </table:table-cell>
          <table:table-cell table:style-name="ce1" office:value-type="string" calcext:value-type="string">
            <text:p>DPD (low is good)</text:p>
          </table:table-cell>
          <table:table-cell table:style-name="ce1" office:value-type="string" calcext:value-type="string">
            <text:p>DEOdds (low is good)</text:p>
          </table:table-cell>
          <table:table-cell table:number-columns-repeated="2" table:style-name="ce1" office:value-type="string" calcext:value-type="string">
            <text:p>INT8 QUANTIZE</text:p>
          </table:table-cell>
          <table:table-cell table:style-name="ce1" office:value-type="string" calcext:value-type="string">
            <text:p>ES-Acc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ES-AUC</text:p>
          </table:table-cell>
          <table:table-cell table:style-name="ce1" office:value-type="string" calcext:value-type="string">
            <text:p>AUC</text:p>
          </table:table-cell>
          <table:table-cell table:style-name="ce1" office:value-type="string" calcext:value-type="string">
            <text:p>Asian AUC</text:p>
          </table:table-cell>
          <table:table-cell table:style-name="ce1" office:value-type="string" calcext:value-type="string">
            <text:p>Black AUC</text:p>
          </table:table-cell>
          <table:table-cell table:style-name="ce1" office:value-type="string" calcext:value-type="string">
            <text:p>White AUC</text:p>
          </table:table-cell>
          <table:table-cell table:style-name="ce1" office:value-type="string" calcext:value-type="string">
            <text:p>DPD (low is good)</text:p>
          </table:table-cell>
          <table:table-cell table:style-name="ce1" office:value-type="string" calcext:value-type="string">
            <text:p>DEOdds (low is good)</text:p>
          </table:table-cell>
          <table:table-cell table:number-columns-repeated="2" table:style-name="ce1" office:value-type="string" calcext:value-type="string">
            <text:p>INT4 QUANTIZE</text:p>
          </table:table-cell>
          <table:table-cell table:style-name="ce1" office:value-type="string" calcext:value-type="string">
            <text:p>ES-Acc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ES-AUC</text:p>
          </table:table-cell>
          <table:table-cell table:style-name="ce1" office:value-type="string" calcext:value-type="string">
            <text:p>AUC</text:p>
          </table:table-cell>
          <table:table-cell table:style-name="ce1" office:value-type="string" calcext:value-type="string">
            <text:p>Asian AUC</text:p>
          </table:table-cell>
          <table:table-cell table:style-name="ce1" office:value-type="string" calcext:value-type="string">
            <text:p>Black AUC</text:p>
          </table:table-cell>
          <table:table-cell table:style-name="ce1" office:value-type="string" calcext:value-type="string">
            <text:p>White AUC</text:p>
          </table:table-cell>
          <table:table-cell table:style-name="ce1" office:value-type="string" calcext:value-type="string">
            <text:p>DPD (low is good)</text:p>
          </table:table-cell>
          <table:table-cell table:style-name="ce1" office:value-type="string" calcext:value-type="string">
            <text:p>DEOdds (low is good)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FIN RACE HF BEST 1</text:p>
          </table:table-cell>
          <table:table-cell office:value-type="float" office:value="0.7029" calcext:value-type="float">
            <text:p>0.7029</text:p>
          </table:table-cell>
          <table:table-cell office:value-type="float" office:value="0.7622" calcext:value-type="float">
            <text:p>0.7622</text:p>
          </table:table-cell>
          <table:table-cell office:value-type="float" office:value="0.7859" calcext:value-type="float">
            <text:p>0.7859</text:p>
          </table:table-cell>
          <table:table-cell office:value-type="float" office:value="0.842" calcext:value-type="float">
            <text:p>0.842</text:p>
          </table:table-cell>
          <table:table-cell office:value-type="float" office:value="0.8511" calcext:value-type="float">
            <text:p>0.8511</text:p>
          </table:table-cell>
          <table:table-cell office:value-type="float" office:value="0.799" calcext:value-type="float">
            <text:p>0.799</text:p>
          </table:table-cell>
          <table:table-cell office:value-type="float" office:value="0.8614" calcext:value-type="float">
            <text:p>0.8614</text:p>
          </table:table-cell>
          <table:table-cell office:value-type="float" office:value="0.1833" calcext:value-type="float">
            <text:p>0.1833</text:p>
          </table:table-cell>
          <table:table-cell office:value-type="float" office:value="0.212" calcext:value-type="float">
            <text:p>0.212</text:p>
          </table:table-cell>
          <table:table-cell/>
          <table:table-cell table:style-name="Default"/>
          <table:table-cell office:value-type="float" office:value="0.7029" calcext:value-type="float">
            <text:p>0.7029</text:p>
          </table:table-cell>
          <table:table-cell office:value-type="float" office:value="0.7622" calcext:value-type="float">
            <text:p>0.7622</text:p>
          </table:table-cell>
          <table:table-cell office:value-type="float" office:value="0.7871" calcext:value-type="float">
            <text:p>0.7871</text:p>
          </table:table-cell>
          <table:table-cell office:value-type="float" office:value="0.841" calcext:value-type="float">
            <text:p>0.841</text:p>
          </table:table-cell>
          <table:table-cell office:value-type="float" office:value="0.8517" calcext:value-type="float">
            <text:p>0.8517</text:p>
          </table:table-cell>
          <table:table-cell office:value-type="float" office:value="0.7988" calcext:value-type="float">
            <text:p>0.7988</text:p>
          </table:table-cell>
          <table:table-cell office:value-type="float" office:value="0.8564" calcext:value-type="float">
            <text:p>0.8564</text:p>
          </table:table-cell>
          <table:table-cell office:value-type="float" office:value="0.2033" calcext:value-type="float">
            <text:p>0.2033</text:p>
          </table:table-cell>
          <table:table-cell office:value-type="float" office:value="0.2531" calcext:value-type="float">
            <text:p>0.2531</text:p>
          </table:table-cell>
          <table:table-cell table:number-columns-repeated="2"/>
          <table:table-cell office:value-type="float" office:value="0.4615" calcext:value-type="float">
            <text:p>0.4615</text:p>
          </table:table-cell>
          <table:table-cell office:value-type="float" office:value="0.5456" calcext:value-type="float">
            <text:p>0.5456</text:p>
          </table:table-cell>
          <table:table-cell office:value-type="float" office:value="0.598" calcext:value-type="float">
            <text:p>0.598</text:p>
          </table:table-cell>
          <table:table-cell office:value-type="float" office:value="0.6263" calcext:value-type="float">
            <text:p>0.6263</text:p>
          </table:table-cell>
          <table:table-cell office:value-type="float" office:value="0.6532" calcext:value-type="float">
            <text:p>0.6532</text:p>
          </table:table-cell>
          <table:table-cell office:value-type="float" office:value="0.6124" calcext:value-type="float">
            <text:p>0.6124</text:p>
          </table:table-cell>
          <table:table-cell office:value-type="float" office:value="0.6198" calcext:value-type="float">
            <text:p>0.6198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91" calcext:value-type="float">
            <text:p>0.009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FIN RACE HF BEST 2</text:p>
          </table:table-cell>
          <table:table-cell office:value-type="float" office:value="0.6939" calcext:value-type="float">
            <text:p>0.6939</text:p>
          </table:table-cell>
          <table:table-cell office:value-type="float" office:value="0.7633" calcext:value-type="float">
            <text:p>0.7633</text:p>
          </table:table-cell>
          <table:table-cell office:value-type="float" office:value="0.7582" calcext:value-type="float">
            <text:p>0.7582</text:p>
          </table:table-cell>
          <table:table-cell office:value-type="float" office:value="0.8382" calcext:value-type="float">
            <text:p>0.8382</text:p>
          </table:table-cell>
          <table:table-cell office:value-type="float" office:value="0.8708" calcext:value-type="float">
            <text:p>0.8708</text:p>
          </table:table-cell>
          <table:table-cell office:value-type="float" office:value="0.7753" calcext:value-type="float">
            <text:p>0.7753</text:p>
          </table:table-cell>
          <table:table-cell office:value-type="float" office:value="0.8482" calcext:value-type="float">
            <text:p>0.8482</text:p>
          </table:table-cell>
          <table:table-cell office:value-type="float" office:value="0.19" calcext:value-type="float">
            <text:p>0.19</text:p>
          </table:table-cell>
          <table:table-cell office:value-type="float" office:value="0.2167" calcext:value-type="float">
            <text:p>0.2167</text:p>
          </table:table-cell>
          <table:table-cell/>
          <table:table-cell table:style-name="Default"/>
          <table:table-cell office:value-type="float" office:value="0.7073" calcext:value-type="float">
            <text:p>0.7073</text:p>
          </table:table-cell>
          <table:table-cell office:value-type="float" office:value="0.7733" calcext:value-type="float">
            <text:p>0.7733</text:p>
          </table:table-cell>
          <table:table-cell office:value-type="float" office:value="0.759" calcext:value-type="float">
            <text:p>0.759</text:p>
          </table:table-cell>
          <table:table-cell office:value-type="float" office:value="0.8393" calcext:value-type="float">
            <text:p>0.8393</text:p>
          </table:table-cell>
          <table:table-cell office:value-type="float" office:value="0.8757" calcext:value-type="float">
            <text:p>0.8757</text:p>
          </table:table-cell>
          <table:table-cell office:value-type="float" office:value="0.7768" calcext:value-type="float">
            <text:p>0.7768</text:p>
          </table:table-cell>
          <table:table-cell office:value-type="float" office:value="0.8462" calcext:value-type="float">
            <text:p>0.8462</text:p>
          </table:table-cell>
          <table:table-cell office:value-type="float" office:value="0.1967" calcext:value-type="float">
            <text:p>0.1967</text:p>
          </table:table-cell>
          <table:table-cell office:value-type="float" office:value="0.222" calcext:value-type="float">
            <text:p>0.222</text:p>
          </table:table-cell>
          <table:table-cell table:number-columns-repeated="2"/>
          <table:table-cell office:value-type="float" office:value="0.4605" calcext:value-type="float">
            <text:p>0.4605</text:p>
          </table:table-cell>
          <table:table-cell office:value-type="float" office:value="0.5433" calcext:value-type="float">
            <text:p>0.5433</text:p>
          </table:table-cell>
          <table:table-cell office:value-type="float" office:value="0.5186" calcext:value-type="float">
            <text:p>0.5186</text:p>
          </table:table-cell>
          <table:table-cell office:value-type="float" office:value="0.6172" calcext:value-type="float">
            <text:p>0.6172</text:p>
          </table:table-cell>
          <table:table-cell office:value-type="float" office:value="0.6401" calcext:value-type="float">
            <text:p>0.6401</text:p>
          </table:table-cell>
          <table:table-cell office:value-type="float" office:value="0.4846" calcext:value-type="float">
            <text:p>0.4846</text:p>
          </table:table-cell>
          <table:table-cell office:value-type="float" office:value="0.6519" calcext:value-type="float">
            <text:p>0.65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FIN RACE HF BEST 3</text:p>
          </table:table-cell>
          <table:table-cell office:value-type="float" office:value="0.7055" calcext:value-type="float">
            <text:p>0.7055</text:p>
          </table:table-cell>
          <table:table-cell office:value-type="float" office:value="0.7667" calcext:value-type="float">
            <text:p>0.7667</text:p>
          </table:table-cell>
          <table:table-cell office:value-type="float" office:value="0.7815" calcext:value-type="float">
            <text:p>0.7815</text:p>
          </table:table-cell>
          <table:table-cell office:value-type="float" office:value="0.8351" calcext:value-type="float">
            <text:p>0.8351</text:p>
          </table:table-cell>
          <table:table-cell office:value-type="float" office:value="0.8594" calcext:value-type="float">
            <text:p>0.8594</text:p>
          </table:table-cell>
          <table:table-cell office:value-type="float" office:value="0.7955" calcext:value-type="float">
            <text:p>0.7955</text:p>
          </table:table-cell>
          <table:table-cell office:value-type="float" office:value="0.8304" calcext:value-type="float">
            <text:p>0.8304</text:p>
          </table:table-cell>
          <table:table-cell office:value-type="float" office:value="0.14" calcext:value-type="float">
            <text:p>0.14</text:p>
          </table:table-cell>
          <table:table-cell office:value-type="float" office:value="0.1563" calcext:value-type="float">
            <text:p>0.1563</text:p>
          </table:table-cell>
          <table:table-cell/>
          <table:table-cell table:style-name="Default"/>
          <table:table-cell office:value-type="float" office:value="0.7112" calcext:value-type="float">
            <text:p>0.7112</text:p>
          </table:table-cell>
          <table:table-cell office:value-type="float" office:value="0.7633" calcext:value-type="float">
            <text:p>0.7633</text:p>
          </table:table-cell>
          <table:table-cell office:value-type="float" office:value="0.7818" calcext:value-type="float">
            <text:p>0.7818</text:p>
          </table:table-cell>
          <table:table-cell office:value-type="float" office:value="0.8355" calcext:value-type="float">
            <text:p>0.8355</text:p>
          </table:table-cell>
          <table:table-cell office:value-type="float" office:value="0.8601" calcext:value-type="float">
            <text:p>0.8601</text:p>
          </table:table-cell>
          <table:table-cell office:value-type="float" office:value="0.8008" calcext:value-type="float">
            <text:p>0.8008</text:p>
          </table:table-cell>
          <table:table-cell office:value-type="float" office:value="0.8262" calcext:value-type="float">
            <text:p>0.8262</text:p>
          </table:table-cell>
          <table:table-cell office:value-type="float" office:value="0.13" calcext:value-type="float">
            <text:p>0.13</text:p>
          </table:table-cell>
          <table:table-cell office:value-type="float" office:value="0.1387" calcext:value-type="float">
            <text:p>0.1387</text:p>
          </table:table-cell>
          <table:table-cell table:number-columns-repeated="2"/>
          <table:table-cell office:value-type="float" office:value="0.4605" calcext:value-type="float">
            <text:p>0.4605</text:p>
          </table:table-cell>
          <table:table-cell office:value-type="float" office:value="0.5433" calcext:value-type="float">
            <text:p>0.5433</text:p>
          </table:table-cell>
          <table:table-cell office:value-type="float" office:value="0.5806" calcext:value-type="float">
            <text:p>0.5806</text:p>
          </table:table-cell>
          <table:table-cell office:value-type="float" office:value="0.6331" calcext:value-type="float">
            <text:p>0.6331</text:p>
          </table:table-cell>
          <table:table-cell office:value-type="float" office:value="0.6186" calcext:value-type="float">
            <text:p>0.6186</text:p>
          </table:table-cell>
          <table:table-cell office:value-type="float" office:value="0.6994" calcext:value-type="float">
            <text:p>0.6994</text:p>
          </table:table-cell>
          <table:table-cell office:value-type="float" office:value="0.6235" calcext:value-type="float">
            <text:p>0.62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FIN RACE HF BEST 4</text:p>
          </table:table-cell>
          <table:table-cell office:value-type="float" office:value="0.6804" calcext:value-type="float">
            <text:p>0.6804</text:p>
          </table:table-cell>
          <table:table-cell office:value-type="float" office:value="0.7544" calcext:value-type="float">
            <text:p>0.7544</text:p>
          </table:table-cell>
          <table:table-cell office:value-type="float" office:value="0.8066" calcext:value-type="float">
            <text:p>0.8066</text:p>
          </table:table-cell>
          <table:table-cell office:value-type="float" office:value="0.8426" calcext:value-type="float">
            <text:p>0.8426</text:p>
          </table:table-cell>
          <table:table-cell office:value-type="float" office:value="0.8403" calcext:value-type="float">
            <text:p>0.8403</text:p>
          </table:table-cell>
          <table:table-cell office:value-type="float" office:value="0.8122" calcext:value-type="float">
            <text:p>0.8122</text:p>
          </table:table-cell>
          <table:table-cell office:value-type="float" office:value="0.8546" calcext:value-type="float">
            <text:p>0.8546</text:p>
          </table:table-cell>
          <table:table-cell office:value-type="float" office:value="0.1333" calcext:value-type="float">
            <text:p>0.1333</text:p>
          </table:table-cell>
          <table:table-cell office:value-type="float" office:value="0.1332" calcext:value-type="float">
            <text:p>0.1332</text:p>
          </table:table-cell>
          <table:table-cell table:style-name="Default" table:number-columns-repeated="2"/>
          <table:table-cell table:style-name="Default" office:value-type="float" office:value="0.6834" calcext:value-type="float">
            <text:p>0.6834</text:p>
          </table:table-cell>
          <table:table-cell table:style-name="Default" office:value-type="float" office:value="0.7578" calcext:value-type="float">
            <text:p>0.7578</text:p>
          </table:table-cell>
          <table:table-cell table:style-name="Default" office:value-type="float" office:value="0.8119" calcext:value-type="float">
            <text:p>0.8119</text:p>
          </table:table-cell>
          <table:table-cell table:style-name="Default" office:value-type="float" office:value="0.8417" calcext:value-type="float">
            <text:p>0.8417</text:p>
          </table:table-cell>
          <table:table-cell table:style-name="Default" office:value-type="float" office:value="0.8424" calcext:value-type="float">
            <text:p>0.8424</text:p>
          </table:table-cell>
          <table:table-cell table:style-name="Default" office:value-type="float" office:value="0.8147" calcext:value-type="float">
            <text:p>0.8147</text:p>
          </table:table-cell>
          <table:table-cell table:style-name="Default" office:value-type="float" office:value="0.8508" calcext:value-type="float">
            <text:p>0.8508</text:p>
          </table:table-cell>
          <table:table-cell table:style-name="Default" office:value-type="float" office:value="0.1067" calcext:value-type="float">
            <text:p>0.1067</text:p>
          </table:table-cell>
          <table:table-cell office:value-type="float" office:value="0.1082" calcext:value-type="float">
            <text:p>0.1082</text:p>
          </table:table-cell>
          <table:table-cell table:number-columns-repeated="2"/>
          <table:table-cell office:value-type="float" office:value="0.5364" calcext:value-type="float">
            <text:p>0.5364</text:p>
          </table:table-cell>
          <table:table-cell office:value-type="float" office:value="0.5889" calcext:value-type="float">
            <text:p>0.5889</text:p>
          </table:table-cell>
          <table:table-cell office:value-type="float" office:value="0.6711" calcext:value-type="float">
            <text:p>0.6711</text:p>
          </table:table-cell>
          <table:table-cell office:value-type="float" office:value="0.6996" calcext:value-type="float">
            <text:p>0.6996</text:p>
          </table:table-cell>
          <table:table-cell office:value-type="float" office:value="0.703" calcext:value-type="float">
            <text:p>0.703</text:p>
          </table:table-cell>
          <table:table-cell office:value-type="float" office:value="0.6689" calcext:value-type="float">
            <text:p>0.6689</text:p>
          </table:table-cell>
          <table:table-cell office:value-type="float" office:value="0.708" calcext:value-type="float">
            <text:p>0.708</text:p>
          </table:table-cell>
          <table:table-cell office:value-type="float" office:value="0.1967" calcext:value-type="float">
            <text:p>0.1967</text:p>
          </table:table-cell>
          <table:table-cell office:value-type="float" office:value="0.2718" calcext:value-type="float">
            <text:p>0.2718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FIN RACE HF BEST 5</text:p>
          </table:table-cell>
          <table:table-cell office:value-type="float" office:value="0.7165" calcext:value-type="float">
            <text:p>0.7165</text:p>
          </table:table-cell>
          <table:table-cell office:value-type="float" office:value="0.7722" calcext:value-type="float">
            <text:p>0.7722</text:p>
          </table:table-cell>
          <table:table-cell office:value-type="float" office:value="0.7963" calcext:value-type="float">
            <text:p>0.7963</text:p>
          </table:table-cell>
          <table:table-cell office:value-type="float" office:value="0.8512" calcext:value-type="float">
            <text:p>0.8512</text:p>
          </table:table-cell>
          <table:table-cell office:value-type="float" office:value="0.8754" calcext:value-type="float">
            <text:p>0.8754</text:p>
          </table:table-cell>
          <table:table-cell office:value-type="float" office:value="0.8065" calcext:value-type="float">
            <text:p>0.8065</text:p>
          </table:table-cell>
          <table:table-cell office:value-type="float" office:value="0.8512" calcext:value-type="float">
            <text:p>0.8512</text:p>
          </table:table-cell>
          <table:table-cell table:style-name="Default" office:value-type="float" office:value="0.19" calcext:value-type="float">
            <text:p>0.19</text:p>
          </table:table-cell>
          <table:table-cell office:value-type="float" office:value="0.1966" calcext:value-type="float">
            <text:p>0.1966</text:p>
          </table:table-cell>
          <table:table-cell/>
          <table:table-cell table:style-name="Default"/>
          <table:table-cell office:value-type="float" office:value="0.6856" calcext:value-type="float">
            <text:p>0.6856</text:p>
          </table:table-cell>
          <table:table-cell office:value-type="float" office:value="0.7633" calcext:value-type="float">
            <text:p>0.7633</text:p>
          </table:table-cell>
          <table:table-cell office:value-type="float" office:value="0.7975" calcext:value-type="float">
            <text:p>0.7975</text:p>
          </table:table-cell>
          <table:table-cell office:value-type="float" office:value="0.8527" calcext:value-type="float">
            <text:p>0.8527</text:p>
          </table:table-cell>
          <table:table-cell office:value-type="float" office:value="0.8798" calcext:value-type="float">
            <text:p>0.8798</text:p>
          </table:table-cell>
          <table:table-cell office:value-type="float" office:value="0.8116" calcext:value-type="float">
            <text:p>0.8116</text:p>
          </table:table-cell>
          <table:table-cell office:value-type="float" office:value="0.8537" calcext:value-type="float">
            <text:p>0.8537</text:p>
          </table:table-cell>
          <table:table-cell office:value-type="float" office:value="0.24" calcext:value-type="float">
            <text:p>0.24</text:p>
          </table:table-cell>
          <table:table-cell office:value-type="float" office:value="0.2787" calcext:value-type="float">
            <text:p>0.2787</text:p>
          </table:table-cell>
          <table:table-cell table:number-columns-repeated="2"/>
          <table:table-cell office:value-type="float" office:value="0.4623" calcext:value-type="float">
            <text:p>0.4623</text:p>
          </table:table-cell>
          <table:table-cell office:value-type="float" office:value="0.5444" calcext:value-type="float">
            <text:p>0.5444</text:p>
          </table:table-cell>
          <table:table-cell office:value-type="float" office:value="0.4993" calcext:value-type="float">
            <text:p>0.4993</text:p>
          </table:table-cell>
          <table:table-cell office:value-type="float" office:value="0.6312" calcext:value-type="float">
            <text:p>0.6312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4608" calcext:value-type="float">
            <text:p>0.4608</text:p>
          </table:table-cell>
          <table:table-cell office:value-type="float" office:value="0.6481" calcext:value-type="float">
            <text:p>0.6481</text:p>
          </table:table-cell>
          <table:table-cell office:value-type="float" office:value="0.02" calcext:value-type="float">
            <text:p>0.02</text:p>
          </table:table-cell>
          <table:table-cell office:value-type="float" office:value="0.0276" calcext:value-type="float">
            <text:p>0.0276</text:p>
          </table:table-cell>
          <table:table-cell table:number-columns-repeated="992"/>
        </table:table-row>
        <table:table-row table:style-name="ro1">
          <table:table-cell table:style-name="ce1" office:value-type="string" calcext:value-type="string">
            <text:p>FIN RACE HF BEST (AVERAGE)</text:p>
          </table:table-cell>
          <table:table-cell table:style-name="ce3" table:formula="of:=TEXT(AVERAGE([.B2:.B6])*100; &quot;0.00&quot;) &amp; &quot; ± &quot; &amp; TEXT((MAX([.B2:.B6]) - MIN([.B2:.B6]))/2*100; &quot;0.00&quot;)" office:value-type="string" office:string-value="69.98 ± 1.81" calcext:value-type="string">
            <text:p>69.98 ± 1.81</text:p>
          </table:table-cell>
          <table:table-cell table:style-name="ce3" table:formula="of:=TEXT(AVERAGE([.C2:.C6])*100; &quot;0.00&quot;) &amp; &quot; ± &quot; &amp; TEXT((MAX([.C2:.C6]) - MIN([.C2:.C6]))/2*100; &quot;0.00&quot;)" office:value-type="string" office:string-value="76.38 ± 0.89" calcext:value-type="string">
            <text:p>76.38 ± 0.89</text:p>
          </table:table-cell>
          <table:table-cell table:style-name="ce3" table:formula="of:=TEXT(AVERAGE([.D2:.D6])*100; &quot;0.00&quot;) &amp; &quot; ± &quot; &amp; TEXT((MAX([.D2:.D6]) - MIN([.D2:.D6]))/2*100; &quot;0.00&quot;)" office:value-type="string" office:string-value="78.57 ± 2.42" calcext:value-type="string">
            <text:p>78.57 ± 2.42</text:p>
          </table:table-cell>
          <table:table-cell table:style-name="ce3" table:formula="of:=TEXT(AVERAGE([.E2:.E6])*100; &quot;0.00&quot;) &amp; &quot; ± &quot; &amp; TEXT((MAX([.E2:.E6]) - MIN([.E2:.E6]))/2*100; &quot;0.00&quot;)" office:value-type="string" office:string-value="84.18 ± 0.81" calcext:value-type="string">
            <text:p>84.18 ± 0.81</text:p>
          </table:table-cell>
          <table:table-cell table:style-name="ce3" table:formula="of:=TEXT(AVERAGE([.F2:.F6])*100; &quot;0.00&quot;) &amp; &quot; ± &quot; &amp; TEXT((MAX([.F2:.F6]) - MIN([.F2:.F6]))/2*100; &quot;0.00&quot;)" office:value-type="string" office:string-value="85.94 ± 1.76" calcext:value-type="string">
            <text:p>85.94 ± 1.76</text:p>
          </table:table-cell>
          <table:table-cell table:style-name="ce3" table:formula="of:=TEXT(AVERAGE([.G2:.G6])*100; &quot;0.00&quot;) &amp; &quot; ± &quot; &amp; TEXT((MAX([.G2:.G6]) - MIN([.G2:.G6]))/2*100; &quot;0.00&quot;)" office:value-type="string" office:string-value="79.77 ± 1.85" calcext:value-type="string">
            <text:p>79.77 ± 1.85</text:p>
          </table:table-cell>
          <table:table-cell table:style-name="ce3" table:formula="of:=TEXT(AVERAGE([.H2:.H6])*100; &quot;0.00&quot;) &amp; &quot; ± &quot; &amp; TEXT((MAX([.H2:.H6]) - MIN([.H2:.H6]))/2*100; &quot;0.00&quot;)" office:value-type="string" office:string-value="84.92 ± 1.55" calcext:value-type="string">
            <text:p>84.92 ± 1.55</text:p>
          </table:table-cell>
          <table:table-cell table:style-name="ce3" table:formula="of:=TEXT(AVERAGE([.I2:.I6])*100; &quot;0.00&quot;) &amp; &quot; ± &quot; &amp; TEXT((MAX([.I2:.I6]) - MIN([.I2:.I6]))/2*100; &quot;0.00&quot;)" office:value-type="string" office:string-value="16.73 ± 2.84" calcext:value-type="string">
            <text:p>16.73 ± 2.84</text:p>
          </table:table-cell>
          <table:table-cell table:style-name="ce3" table:formula="of:=TEXT(AVERAGE([.J2:.J6])*100; &quot;0.00&quot;) &amp; &quot; ± &quot; &amp; TEXT((MAX([.J2:.J6]) - MIN([.J2:.J6]))/2*100; &quot;0.00&quot;)" office:value-type="string" office:string-value="18.30 ± 4.18" calcext:value-type="string">
            <text:p>18.30 ± 4.18</text:p>
          </table:table-cell>
          <table:table-cell/>
          <table:table-cell table:style-name="Default"/>
          <table:table-cell table:style-name="ce3" table:formula="of:=TEXT(AVERAGE([.M2:.M6])*100; &quot;0.00&quot;) &amp; &quot; ± &quot; &amp; TEXT((MAX([.M2:.M6]) - MIN([.M2:.M6]))/2*100; &quot;0.00&quot;)" office:value-type="string" office:string-value="69.81 ± 1.39" calcext:value-type="string">
            <text:p>69.81 ± 1.39</text:p>
          </table:table-cell>
          <table:table-cell table:style-name="ce3" table:formula="of:=TEXT(AVERAGE([.N2:.N6])*100; &quot;0.00&quot;) &amp; &quot; ± &quot; &amp; TEXT((MAX([.N2:.N6]) - MIN([.N2:.N6]))/2*100; &quot;0.00&quot;)" office:value-type="string" office:string-value="76.40 ± 0.77" calcext:value-type="string">
            <text:p>76.40 ± 0.77</text:p>
          </table:table-cell>
          <table:table-cell table:style-name="ce3" table:formula="of:=TEXT(AVERAGE([.O2:.O6])*100; &quot;0.00&quot;) &amp; &quot; ± &quot; &amp; TEXT((MAX([.O2:.O6]) - MIN([.O2:.O6]))/2*100; &quot;0.00&quot;)" office:value-type="string" office:string-value="78.75 ± 2.65" calcext:value-type="string">
            <text:p>78.75 ± 2.65</text:p>
          </table:table-cell>
          <table:table-cell table:style-name="ce3" table:formula="of:=TEXT(AVERAGE([.P2:.P6])*100; &quot;0.00&quot;) &amp; &quot; ± &quot; &amp; TEXT((MAX([.P2:.P6]) - MIN([.P2:.P6]))/2*100; &quot;0.00&quot;)" office:value-type="string" office:string-value="84.20 ± 0.86" calcext:value-type="string">
            <text:p>84.20 ± 0.86</text:p>
          </table:table-cell>
          <table:table-cell table:style-name="ce3" table:formula="of:=TEXT(AVERAGE([.Q2:.Q6])*100; &quot;0.00&quot;) &amp; &quot; ± &quot; &amp; TEXT((MAX([.Q2:.Q6]) - MIN([.Q2:.Q6]))/2*100; &quot;0.00&quot;)" office:value-type="string" office:string-value="86.19 ± 1.87" calcext:value-type="string">
            <text:p>86.19 ± 1.87</text:p>
          </table:table-cell>
          <table:table-cell table:style-name="ce3" table:formula="of:=TEXT(AVERAGE([.R2:.R6])*100; &quot;0.00&quot;) &amp; &quot; ± &quot; &amp; TEXT((MAX([.R2:.R6]) - MIN([.R2:.R6]))/2*100; &quot;0.00&quot;)" office:value-type="string" office:string-value="80.05 ± 1.90" calcext:value-type="string">
            <text:p>80.05 ± 1.90</text:p>
          </table:table-cell>
          <table:table-cell table:style-name="ce3" table:formula="of:=TEXT(AVERAGE([.S2:.S6])*100; &quot;0.00&quot;) &amp; &quot; ± &quot; &amp; TEXT((MAX([.S2:.S6]) - MIN([.S2:.S6]))/2*100; &quot;0.00&quot;)" office:value-type="string" office:string-value="84.67 ± 1.51" calcext:value-type="string">
            <text:p>84.67 ± 1.51</text:p>
          </table:table-cell>
          <table:table-cell table:style-name="ce3" table:formula="of:=TEXT(AVERAGE([.T2:.T6])*100; &quot;0.00&quot;) &amp; &quot; ± &quot; &amp; TEXT((MAX([.T2:.T6]) - MIN([.T2:.T6]))/2*100; &quot;0.00&quot;)" office:value-type="string" office:string-value="17.53 ± 6.67" calcext:value-type="string">
            <text:p>17.53 ± 6.67</text:p>
          </table:table-cell>
          <table:table-cell table:style-name="ce3" table:formula="of:=TEXT(AVERAGE([.U2:.U6])*100; &quot;0.00&quot;) &amp; &quot; ± &quot; &amp; TEXT((MAX([.U2:.U6]) - MIN([.U2:.U6]))/2*100; &quot;0.00&quot;)" office:value-type="string" office:string-value="20.01 ± 8.53" calcext:value-type="string">
            <text:p>20.01 ± 8.53</text:p>
          </table:table-cell>
          <table:table-cell table:number-columns-repeated="2"/>
          <table:table-cell table:style-name="ce3" table:formula="of:=TEXT(AVERAGE([.X2:.X6])*100; &quot;0.00&quot;) &amp; &quot; ± &quot; &amp; TEXT((MAX([.X2:.X6]) - MIN([.X2:.X6]))/2*100; &quot;0.00&quot;)" office:value-type="string" office:string-value="47.62 ± 3.80" calcext:value-type="string">
            <text:p>47.62 ± 3.80</text:p>
          </table:table-cell>
          <table:table-cell table:style-name="ce3" table:formula="of:=TEXT(AVERAGE([.Y2:.Y6])*100; &quot;0.00&quot;) &amp; &quot; ± &quot; &amp; TEXT((MAX([.Y2:.Y6]) - MIN([.Y2:.Y6]))/2*100; &quot;0.00&quot;)" office:value-type="string" office:string-value="55.31 ± 2.28" calcext:value-type="string">
            <text:p>55.31 ± 2.28</text:p>
          </table:table-cell>
          <table:table-cell table:style-name="ce3" table:formula="of:=TEXT(AVERAGE([.Z2:.Z6])*100; &quot;0.00&quot;) &amp; &quot; ± &quot; &amp; TEXT((MAX([.Z2:.Z6]) - MIN([.Z2:.Z6]))/2*100; &quot;0.00&quot;)" office:value-type="string" office:string-value="57.35 ± 8.59" calcext:value-type="string">
            <text:p>57.35 ± 8.59</text:p>
          </table:table-cell>
          <table:table-cell table:style-name="ce3" table:formula="of:=TEXT(AVERAGE([.AA2:.AA6])*100; &quot;0.00&quot;) &amp; &quot; ± &quot; &amp; TEXT((MAX([.AA2:.AA6]) - MIN([.AA2:.AA6]))/2*100; &quot;0.00&quot;)" office:value-type="string" office:string-value="64.15 ± 4.12" calcext:value-type="string">
            <text:p>64.15 ± 4.12</text:p>
          </table:table-cell>
          <table:table-cell table:style-name="ce3" table:formula="of:=TEXT(AVERAGE([.AB2:.AB6])*100; &quot;0.00&quot;) &amp; &quot; ± &quot; &amp; TEXT((MAX([.AB2:.AB6]) - MIN([.AB2:.AB6]))/2*100; &quot;0.00&quot;)" office:value-type="string" office:string-value="66.46 ± 4.49" calcext:value-type="string">
            <text:p>66.46 ± 4.49</text:p>
          </table:table-cell>
          <table:table-cell table:style-name="ce3" table:formula="of:=TEXT(AVERAGE([.AC2:.AC6])*100; &quot;0.00&quot;) &amp; &quot; ± &quot; &amp; TEXT((MAX([.AC2:.AC6]) - MIN([.AC2:.AC6]))/2*100; &quot;0.00&quot;)" office:value-type="string" office:string-value="58.52 ± 11.93" calcext:value-type="string">
            <text:p>58.52 ± 11.93</text:p>
          </table:table-cell>
          <table:table-cell table:style-name="ce3" table:formula="of:=TEXT(AVERAGE([.AD2:.AD6])*100; &quot;0.00&quot;) &amp; &quot; ± &quot; &amp; TEXT((MAX([.AD2:.AD6]) - MIN([.AD2:.AD6]))/2*100; &quot;0.00&quot;)" office:value-type="string" office:string-value="65.03 ± 4.41" calcext:value-type="string">
            <text:p>65.03 ± 4.41</text:p>
          </table:table-cell>
          <table:table-cell table:style-name="ce3" table:formula="of:=TEXT(AVERAGE([.AE2:.AE6])*100; &quot;0.00&quot;) &amp; &quot; ± &quot; &amp; TEXT((MAX([.AE2:.AE6]) - MIN([.AE2:.AE6]))/2*100; &quot;0.00&quot;)" office:value-type="string" office:string-value="4.40 ± 9.84" calcext:value-type="string">
            <text:p>4.40 ± 9.84</text:p>
          </table:table-cell>
          <table:table-cell table:style-name="ce3" table:formula="of:=TEXT(AVERAGE([.AF2:.AF6])*100; &quot;0.00&quot;) &amp; &quot; ± &quot; &amp; TEXT((MAX([.AF2:.AF6]) - MIN([.AF2:.AF6]))/2*100; &quot;0.00&quot;)" office:value-type="string" office:string-value="6.17 ± 13.59" calcext:value-type="string">
            <text:p>6.17 ± 13.59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FIN RACE HF LAST 1</text:p>
          </table:table-cell>
          <table:table-cell office:value-type="float" office:value="0.7048" calcext:value-type="float">
            <text:p>0.7048</text:p>
          </table:table-cell>
          <table:table-cell table:style-name="Default" office:value-type="float" office:value="0.7111" calcext:value-type="float">
            <text:p>0.7111</text:p>
          </table:table-cell>
          <table:table-cell table:style-name="Default" office:value-type="float" office:value="0.7489" calcext:value-type="float">
            <text:p>0.7489</text:p>
          </table:table-cell>
          <table:table-cell table:style-name="Default" office:value-type="float" office:value="0.7997" calcext:value-type="float">
            <text:p>0.7997</text:p>
          </table:table-cell>
          <table:table-cell table:style-name="Default" office:value-type="float" office:value="0.7983" calcext:value-type="float">
            <text:p>0.7983</text:p>
          </table:table-cell>
          <table:table-cell table:style-name="Default" office:value-type="float" office:value="0.7592" calcext:value-type="float">
            <text:p>0.7592</text:p>
          </table:table-cell>
          <table:table-cell table:style-name="Default" office:value-type="float" office:value="0.8256" calcext:value-type="float">
            <text:p>0.8256</text:p>
          </table:table-cell>
          <table:table-cell table:style-name="Default" office:value-type="float" office:value="0.14" calcext:value-type="float">
            <text:p>0.14</text:p>
          </table:table-cell>
          <table:table-cell table:style-name="Default" office:value-type="float" office:value="0.1282" calcext:value-type="float">
            <text:p>0.1282</text:p>
          </table:table-cell>
          <table:table-cell/>
          <table:table-cell table:style-name="Default"/>
          <table:table-cell office:value-type="float" office:value="0.7237" calcext:value-type="float">
            <text:p>0.7237</text:p>
          </table:table-cell>
          <table:table-cell office:value-type="float" office:value="0.7333" calcext:value-type="float">
            <text:p>0.7333</text:p>
          </table:table-cell>
          <table:table-cell office:value-type="float" office:value="0.7645" calcext:value-type="float">
            <text:p>0.7645</text:p>
          </table:table-cell>
          <table:table-cell office:value-type="float" office:value="0.8034" calcext:value-type="float">
            <text:p>0.8034</text:p>
          </table:table-cell>
          <table:table-cell office:value-type="float" office:value="0.7983" calcext:value-type="float">
            <text:p>0.7983</text:p>
          </table:table-cell>
          <table:table-cell office:value-type="float" office:value="0.776" calcext:value-type="float">
            <text:p>0.776</text:p>
          </table:table-cell>
          <table:table-cell office:value-type="float" office:value="0.8218" calcext:value-type="float">
            <text:p>0.8218</text:p>
          </table:table-cell>
          <table:table-cell office:value-type="float" office:value="0.1433" calcext:value-type="float">
            <text:p>0.1433</text:p>
          </table:table-cell>
          <table:table-cell office:value-type="float" office:value="0.1233" calcext:value-type="float">
            <text:p>0.1233</text:p>
          </table:table-cell>
          <table:table-cell table:number-columns-repeated="2"/>
          <table:table-cell office:value-type="float" office:value="0.4749" calcext:value-type="float">
            <text:p>0.4749</text:p>
          </table:table-cell>
          <table:table-cell office:value-type="float" office:value="0.5456" calcext:value-type="float">
            <text:p>0.5456</text:p>
          </table:table-cell>
          <table:table-cell office:value-type="float" office:value="0.5734" calcext:value-type="float">
            <text:p>0.5734</text:p>
          </table:table-cell>
          <table:table-cell office:value-type="float" office:value="0.6321" calcext:value-type="float">
            <text:p>0.6321</text:p>
          </table:table-cell>
          <table:table-cell office:value-type="float" office:value="0.6936" calcext:value-type="float">
            <text:p>0.6936</text:p>
          </table:table-cell>
          <table:table-cell office:value-type="float" office:value="0.6249" calcext:value-type="float">
            <text:p>0.6249</text:p>
          </table:table-cell>
          <table:table-cell office:value-type="float" office:value="0.5984" calcext:value-type="float">
            <text:p>0.5984</text:p>
          </table:table-cell>
          <table:table-cell office:value-type="float" office:value="0.0233" calcext:value-type="float">
            <text:p>0.0233</text:p>
          </table:table-cell>
          <table:table-cell office:value-type="float" office:value="0.0423" calcext:value-type="float">
            <text:p>0.0423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FIN RACE HF LAST 2</text:p>
          </table:table-cell>
          <table:table-cell office:value-type="float" office:value="0.6484" calcext:value-type="float">
            <text:p>0.6484</text:p>
          </table:table-cell>
          <table:table-cell office:value-type="float" office:value="0.6844" calcext:value-type="float">
            <text:p>0.6844</text:p>
          </table:table-cell>
          <table:table-cell office:value-type="float" office:value="0.7419" calcext:value-type="float">
            <text:p>0.7419</text:p>
          </table:table-cell>
          <table:table-cell office:value-type="float" office:value="0.7968" calcext:value-type="float">
            <text:p>0.7968</text:p>
          </table:table-cell>
          <table:table-cell office:value-type="float" office:value="0.8161" calcext:value-type="float">
            <text:p>0.8161</text:p>
          </table:table-cell>
          <table:table-cell office:value-type="float" office:value="0.753" calcext:value-type="float">
            <text:p>0.753</text:p>
          </table:table-cell>
          <table:table-cell office:value-type="float" office:value="0.8077" calcext:value-type="float">
            <text:p>0.8077</text:p>
          </table:table-cell>
          <table:table-cell office:value-type="float" office:value="0.14" calcext:value-type="float">
            <text:p>0.14</text:p>
          </table:table-cell>
          <table:table-cell office:value-type="float" office:value="0.1737" calcext:value-type="float">
            <text:p>0.1737</text:p>
          </table:table-cell>
          <table:table-cell/>
          <table:table-cell table:style-name="Default"/>
          <table:table-cell office:value-type="float" office:value="0.6504" calcext:value-type="float">
            <text:p>0.6504</text:p>
          </table:table-cell>
          <table:table-cell office:value-type="float" office:value="0.6822" calcext:value-type="float">
            <text:p>0.6822</text:p>
          </table:table-cell>
          <table:table-cell office:value-type="float" office:value="0.7417" calcext:value-type="float">
            <text:p>0.7417</text:p>
          </table:table-cell>
          <table:table-cell office:value-type="float" office:value="0.7982" calcext:value-type="float">
            <text:p>0.7982</text:p>
          </table:table-cell>
          <table:table-cell office:value-type="float" office:value="0.8176" calcext:value-type="float">
            <text:p>0.8176</text:p>
          </table:table-cell>
          <table:table-cell office:value-type="float" office:value="0.7522" calcext:value-type="float">
            <text:p>0.7522</text:p>
          </table:table-cell>
          <table:table-cell office:value-type="float" office:value="0.8091" calcext:value-type="float">
            <text:p>0.8091</text:p>
          </table:table-cell>
          <table:table-cell office:value-type="float" office:value="0.14" calcext:value-type="float">
            <text:p>0.14</text:p>
          </table:table-cell>
          <table:table-cell office:value-type="float" office:value="0.21" calcext:value-type="float">
            <text:p>0.21</text:p>
          </table:table-cell>
          <table:table-cell table:number-columns-repeated="2"/>
          <table:table-cell office:value-type="float" office:value="0.4686" calcext:value-type="float">
            <text:p>0.4686</text:p>
          </table:table-cell>
          <table:table-cell office:value-type="float" office:value="0.5467" calcext:value-type="float">
            <text:p>0.5467</text:p>
          </table:table-cell>
          <table:table-cell office:value-type="float" office:value="0.4803" calcext:value-type="float">
            <text:p>0.4803</text:p>
          </table:table-cell>
          <table:table-cell office:value-type="float" office:value="0.5175" calcext:value-type="float">
            <text:p>0.5175</text:p>
          </table:table-cell>
          <table:table-cell office:value-type="float" office:value="0.5542" calcext:value-type="float">
            <text:p>0.5542</text:p>
          </table:table-cell>
          <table:table-cell office:value-type="float" office:value="0.4887" calcext:value-type="float">
            <text:p>0.4887</text:p>
          </table:table-cell>
          <table:table-cell office:value-type="float" office:value="0.5056" calcext:value-type="float">
            <text:p>0.5056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0143" calcext:value-type="float">
            <text:p>0.0143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FIN RACE HF LAST 3</text:p>
          </table:table-cell>
          <table:table-cell table:style-name="Default" office:value-type="float" office:value="0.5901" calcext:value-type="float">
            <text:p>0.5901</text:p>
          </table:table-cell>
          <table:table-cell table:style-name="Default" office:value-type="float" office:value="0.6767" calcext:value-type="float">
            <text:p>0.6767</text:p>
          </table:table-cell>
          <table:table-cell table:style-name="Default" office:value-type="float" office:value="0.6786" calcext:value-type="float">
            <text:p>0.6786</text:p>
          </table:table-cell>
          <table:table-cell table:style-name="Default" office:value-type="float" office:value="0.7779" calcext:value-type="float">
            <text:p>0.7779</text:p>
          </table:table-cell>
          <table:table-cell table:style-name="Default" office:value-type="float" office:value="0.8386" calcext:value-type="float">
            <text:p>0.8386</text:p>
          </table:table-cell>
          <table:table-cell table:style-name="Default" office:value-type="float" office:value="0.7052" calcext:value-type="float">
            <text:p>0.7052</text:p>
          </table:table-cell>
          <table:table-cell table:style-name="Default" office:value-type="float" office:value="0.7648" calcext:value-type="float">
            <text:p>0.7648</text:p>
          </table:table-cell>
          <table:table-cell table:style-name="Default" office:value-type="float" office:value="0.1233" calcext:value-type="float">
            <text:p>0.1233</text:p>
          </table:table-cell>
          <table:table-cell table:style-name="Default" office:value-type="float" office:value="0.1589" calcext:value-type="float">
            <text:p>0.1589</text:p>
          </table:table-cell>
          <table:table-cell table:style-name="Default" table:number-columns-repeated="2"/>
          <table:table-cell table:style-name="Default" office:value-type="float" office:value="0.588" calcext:value-type="float">
            <text:p>0.588</text:p>
          </table:table-cell>
          <table:table-cell table:style-name="Default" office:value-type="float" office:value="0.6756" calcext:value-type="float">
            <text:p>0.6756</text:p>
          </table:table-cell>
          <table:table-cell table:style-name="Default" office:value-type="float" office:value="0.671" calcext:value-type="float">
            <text:p>0.671</text:p>
          </table:table-cell>
          <table:table-cell table:style-name="Default" office:value-type="float" office:value="0.77" calcext:value-type="float">
            <text:p>0.77</text:p>
          </table:table-cell>
          <table:table-cell table:style-name="Default" office:value-type="float" office:value="0.8297" calcext:value-type="float">
            <text:p>0.8297</text:p>
          </table:table-cell>
          <table:table-cell table:style-name="Default" office:value-type="float" office:value="0.6976" calcext:value-type="float">
            <text:p>0.6976</text:p>
          </table:table-cell>
          <table:table-cell table:style-name="Default" office:value-type="float" office:value="0.7545" calcext:value-type="float">
            <text:p>0.7545</text:p>
          </table:table-cell>
          <table:table-cell table:style-name="Default" office:value-type="float" office:value="0.12" calcext:value-type="float">
            <text:p>0.12</text:p>
          </table:table-cell>
          <table:table-cell office:value-type="float" office:value="0.1589" calcext:value-type="float">
            <text:p>0.1589</text:p>
          </table:table-cell>
          <table:table-cell table:number-columns-repeated="2"/>
          <table:table-cell office:value-type="float" office:value="0.5117" calcext:value-type="float">
            <text:p>0.5117</text:p>
          </table:table-cell>
          <table:table-cell office:value-type="float" office:value="0.5856" calcext:value-type="float">
            <text:p>0.5856</text:p>
          </table:table-cell>
          <table:table-cell office:value-type="float" office:value="0.5955" calcext:value-type="float">
            <text:p>0.5955</text:p>
          </table:table-cell>
          <table:table-cell office:value-type="float" office:value="0.6633" calcext:value-type="float">
            <text:p>0.6633</text:p>
          </table:table-cell>
          <table:table-cell office:value-type="float" office:value="0.6854" calcext:value-type="float">
            <text:p>0.6854</text:p>
          </table:table-cell>
          <table:table-cell office:value-type="float" office:value="0.5982" calcext:value-type="float">
            <text:p>0.5982</text:p>
          </table:table-cell>
          <table:table-cell office:value-type="float" office:value="0.6901" calcext:value-type="float">
            <text:p>0.6901</text:p>
          </table:table-cell>
          <table:table-cell office:value-type="float" office:value="0.1333" calcext:value-type="float">
            <text:p>0.1333</text:p>
          </table:table-cell>
          <table:table-cell office:value-type="float" office:value="0.1737" calcext:value-type="float">
            <text:p>0.173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FIN RACE HF LAST 4</text:p>
          </table:table-cell>
          <table:table-cell table:style-name="Default" office:value-type="float" office:value="0.6694" calcext:value-type="float">
            <text:p>0.6694</text:p>
          </table:table-cell>
          <table:table-cell table:style-name="Default" office:value-type="float" office:value="0.7289" calcext:value-type="float">
            <text:p>0.7289</text:p>
          </table:table-cell>
          <table:table-cell table:style-name="Default" office:value-type="float" office:value="0.7303" calcext:value-type="float">
            <text:p>0.7303</text:p>
          </table:table-cell>
          <table:table-cell office:value-type="float" office:value="0.7994" calcext:value-type="float">
            <text:p>0.7994</text:p>
          </table:table-cell>
          <table:table-cell office:value-type="float" office:value="0.8376" calcext:value-type="float">
            <text:p>0.8376</text:p>
          </table:table-cell>
          <table:table-cell office:value-type="float" office:value="0.7431" calcext:value-type="float">
            <text:p>0.7431</text:p>
          </table:table-cell>
          <table:table-cell office:value-type="float" office:value="0.7993" calcext:value-type="float">
            <text:p>0.7993</text:p>
          </table:table-cell>
          <table:table-cell office:value-type="float" office:value="0.1833" calcext:value-type="float">
            <text:p>0.1833</text:p>
          </table:table-cell>
          <table:table-cell office:value-type="float" office:value="0.2564" calcext:value-type="float">
            <text:p>0.2564</text:p>
          </table:table-cell>
          <table:table-cell/>
          <table:table-cell table:style-name="Default"/>
          <table:table-cell office:value-type="float" office:value="0.6799" calcext:value-type="float">
            <text:p>0.6799</text:p>
          </table:table-cell>
          <table:table-cell office:value-type="float" office:value="0.7222" calcext:value-type="float">
            <text:p>0.7222</text:p>
          </table:table-cell>
          <table:table-cell office:value-type="float" office:value="0.7169" calcext:value-type="float">
            <text:p>0.7169</text:p>
          </table:table-cell>
          <table:table-cell office:value-type="float" office:value="0.7927" calcext:value-type="float">
            <text:p>0.7927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7314" calcext:value-type="float">
            <text:p>0.7314</text:p>
          </table:table-cell>
          <table:table-cell office:value-type="float" office:value="0.7888" calcext:value-type="float">
            <text:p>0.7888</text:p>
          </table:table-cell>
          <table:table-cell office:value-type="float" office:value="0.18" calcext:value-type="float">
            <text:p>0.18</text:p>
          </table:table-cell>
          <table:table-cell office:value-type="float" office:value="0.227" calcext:value-type="float">
            <text:p>0.227</text:p>
          </table:table-cell>
          <table:table-cell table:number-columns-repeated="2"/>
          <table:table-cell office:value-type="float" office:value="0.5231" calcext:value-type="float">
            <text:p>0.5231</text:p>
          </table:table-cell>
          <table:table-cell office:value-type="float" office:value="0.5778" calcext:value-type="float">
            <text:p>0.5778</text:p>
          </table:table-cell>
          <table:table-cell office:value-type="float" office:value="0.6204" calcext:value-type="float">
            <text:p>0.6204</text:p>
          </table:table-cell>
          <table:table-cell office:value-type="float" office:value="0.6545" calcext:value-type="float">
            <text:p>0.6545</text:p>
          </table:table-cell>
          <table:table-cell office:value-type="float" office:value="0.669" calcext:value-type="float">
            <text:p>0.669</text:p>
          </table:table-cell>
          <table:table-cell office:value-type="float" office:value="0.6161" calcext:value-type="float">
            <text:p>0.6161</text:p>
          </table:table-cell>
          <table:table-cell office:value-type="float" office:value="0.6567" calcext:value-type="float">
            <text:p>0.6567</text:p>
          </table:table-cell>
          <table:table-cell office:value-type="float" office:value="0.0567" calcext:value-type="float">
            <text:p>0.0567</text:p>
          </table:table-cell>
          <table:table-cell office:value-type="float" office:value="0.0725" calcext:value-type="float">
            <text:p>0.072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FIN RACE HF LAST 5</text:p>
          </table:table-cell>
          <table:table-cell table:style-name="Default" office:value-type="float" office:value="0.6892" calcext:value-type="float">
            <text:p>0.6892</text:p>
          </table:table-cell>
          <table:table-cell table:style-name="Default" office:value-type="float" office:value="0.7244" calcext:value-type="float">
            <text:p>0.7244</text:p>
          </table:table-cell>
          <table:table-cell table:style-name="Default" office:value-type="float" office:value="0.7355" calcext:value-type="float">
            <text:p>0.7355</text:p>
          </table:table-cell>
          <table:table-cell office:value-type="float" office:value="0.8126" calcext:value-type="float">
            <text:p>0.8126</text:p>
          </table:table-cell>
          <table:table-cell office:value-type="float" office:value="0.8567" calcext:value-type="float">
            <text:p>0.8567</text:p>
          </table:table-cell>
          <table:table-cell office:value-type="float" office:value="0.7669" calcext:value-type="float">
            <text:p>0.7669</text:p>
          </table:table-cell>
          <table:table-cell office:value-type="float" office:value="0.7976" calcext:value-type="float">
            <text:p>0.7976</text:p>
          </table:table-cell>
          <table:table-cell office:value-type="float" office:value="0.1467" calcext:value-type="float">
            <text:p>0.1467</text:p>
          </table:table-cell>
          <table:table-cell table:style-name="Default" office:value-type="float" office:value="0.1848" calcext:value-type="float">
            <text:p>0.1848</text:p>
          </table:table-cell>
          <table:table-cell/>
          <table:table-cell table:style-name="Default"/>
          <table:table-cell office:value-type="float" office:value="0.6891" calcext:value-type="float">
            <text:p>0.6891</text:p>
          </table:table-cell>
          <table:table-cell office:value-type="float" office:value="0.7167" calcext:value-type="float">
            <text:p>0.7167</text:p>
          </table:table-cell>
          <table:table-cell office:value-type="float" office:value="0.7319" calcext:value-type="float">
            <text:p>0.7319</text:p>
          </table:table-cell>
          <table:table-cell office:value-type="float" office:value="0.8055" calcext:value-type="float">
            <text:p>0.8055</text:p>
          </table:table-cell>
          <table:table-cell office:value-type="float" office:value="0.8471" calcext:value-type="float">
            <text:p>0.8471</text:p>
          </table:table-cell>
          <table:table-cell office:value-type="float" office:value="0.7656" calcext:value-type="float">
            <text:p>0.7656</text:p>
          </table:table-cell>
          <table:table-cell office:value-type="float" office:value="0.7864" calcext:value-type="float">
            <text:p>0.7864</text:p>
          </table:table-cell>
          <table:table-cell office:value-type="float" office:value="0.17" calcext:value-type="float">
            <text:p>0.17</text:p>
          </table:table-cell>
          <table:table-cell office:value-type="float" office:value="0.21" calcext:value-type="float">
            <text:p>0.21</text:p>
          </table:table-cell>
          <table:table-cell table:number-columns-repeated="2"/>
          <table:table-cell office:value-type="float" office:value="0.4714" calcext:value-type="float">
            <text:p>0.4714</text:p>
          </table:table-cell>
          <table:table-cell office:value-type="float" office:value="0.55" calcext:value-type="float">
            <text:p>0.55</text:p>
          </table:table-cell>
          <table:table-cell office:value-type="float" office:value="0.6097" calcext:value-type="float">
            <text:p>0.6097</text:p>
          </table:table-cell>
          <table:table-cell office:value-type="float" office:value="0.6614" calcext:value-type="float">
            <text:p>0.6614</text:p>
          </table:table-cell>
          <table:table-cell office:value-type="float" office:value="0.6739" calcext:value-type="float">
            <text:p>0.6739</text:p>
          </table:table-cell>
          <table:table-cell office:value-type="float" office:value="0.594" calcext:value-type="float">
            <text:p>0.594</text:p>
          </table:table-cell>
          <table:table-cell office:value-type="float" office:value="0.6662" calcext:value-type="float">
            <text:p>0.6662</text:p>
          </table:table-cell>
          <table:table-cell office:value-type="float" office:value="0.0167" calcext:value-type="float">
            <text:p>0.0167</text:p>
          </table:table-cell>
          <table:table-cell office:value-type="float" office:value="0.0276" calcext:value-type="float">
            <text:p>0.0276</text:p>
          </table:table-cell>
          <table:table-cell table:number-columns-repeated="992"/>
        </table:table-row>
        <table:table-row table:style-name="ro1">
          <table:table-cell table:style-name="ce1" office:value-type="string" calcext:value-type="string">
            <text:p>FIN RACE HF LAST (AVERAGE)</text:p>
          </table:table-cell>
          <table:table-cell table:style-name="ce3" table:formula="of:=TEXT(AVERAGE([.B8:.B12])*100;&quot;0.00&quot;)&amp;&quot; ± &quot;&amp;TEXT((MAX([.B8:.B12])-MIN([.B8:.B12]))/2*100;&quot;0.00&quot;)" office:value-type="string" office:string-value="66.04 ± 5.74" calcext:value-type="string">
            <text:p>66.04 ± 5.74</text:p>
          </table:table-cell>
          <table:table-cell table:style-name="ce3" table:formula="of:=TEXT(AVERAGE([.C8:.C12])*100;&quot;0.00&quot;)&amp;&quot; ± &quot;&amp;TEXT((MAX([.C8:.C12])-MIN([.C8:.C12]))/2*100;&quot;0.00&quot;)" office:value-type="string" office:string-value="70.51 ± 2.61" calcext:value-type="string">
            <text:p>70.51 ± 2.61</text:p>
          </table:table-cell>
          <table:table-cell table:style-name="ce3" table:formula="of:=TEXT(AVERAGE([.D8:.D12])*100;&quot;0.00&quot;)&amp;&quot; ± &quot;&amp;TEXT((MAX([.D8:.D12])-MIN([.D8:.D12]))/2*100;&quot;0.00&quot;)" office:value-type="string" office:string-value="72.70 ± 3.52" calcext:value-type="string">
            <text:p>72.70 ± 3.52</text:p>
          </table:table-cell>
          <table:table-cell table:style-name="ce3" table:formula="of:=TEXT(AVERAGE([.E8:.E12])*100;&quot;0.00&quot;)&amp;&quot; ± &quot;&amp;TEXT((MAX([.E8:.E12])-MIN([.E8:.E12]))/2*100;&quot;0.00&quot;)" office:value-type="string" office:string-value="79.73 ± 1.74" calcext:value-type="string">
            <text:p>79.73 ± 1.74</text:p>
          </table:table-cell>
          <table:table-cell table:style-name="ce3" table:formula="of:=TEXT(AVERAGE([.F8:.F12])*100;&quot;0.00&quot;)&amp;&quot; ± &quot;&amp;TEXT((MAX([.F8:.F12])-MIN([.F8:.F12]))/2*100;&quot;0.00&quot;)" office:value-type="string" office:string-value="82.95 ± 2.92" calcext:value-type="string">
            <text:p>82.95 ± 2.92</text:p>
          </table:table-cell>
          <table:table-cell table:style-name="ce3" table:formula="of:=TEXT(AVERAGE([.G8:.G12])*100;&quot;0.00&quot;)&amp;&quot; ± &quot;&amp;TEXT((MAX([.G8:.G12])-MIN([.G8:.G12]))/2*100;&quot;0.00&quot;)" office:value-type="string" office:string-value="74.55 ± 3.09" calcext:value-type="string">
            <text:p>74.55 ± 3.09</text:p>
          </table:table-cell>
          <table:table-cell table:style-name="ce3" table:formula="of:=TEXT(AVERAGE([.H8:.H12])*100;&quot;0.00&quot;)&amp;&quot; ± &quot;&amp;TEXT((MAX([.H8:.H12])-MIN([.H8:.H12]))/2*100;&quot;0.00&quot;)" office:value-type="string" office:string-value="79.90 ± 3.04" calcext:value-type="string">
            <text:p>79.90 ± 3.04</text:p>
          </table:table-cell>
          <table:table-cell table:style-name="ce3" table:formula="of:=TEXT(AVERAGE([.I8:.I12])*100;&quot;0.00&quot;)&amp;&quot; ± &quot;&amp;TEXT((MAX([.I8:.I12])-MIN([.I8:.I12]))/2*100;&quot;0.00&quot;)" office:value-type="string" office:string-value="14.67 ± 3.00" calcext:value-type="string">
            <text:p>14.67 ± 3.00</text:p>
          </table:table-cell>
          <table:table-cell table:style-name="ce3" table:formula="of:=TEXT(AVERAGE([.J8:.J12])*100;&quot;0.00&quot;)&amp;&quot; ± &quot;&amp;TEXT((MAX([.J8:.J12])-MIN([.J8:.J12]))/2*100;&quot;0.00&quot;)" office:value-type="string" office:string-value="18.04 ± 6.41" calcext:value-type="string">
            <text:p>18.04 ± 6.41</text:p>
          </table:table-cell>
          <table:table-cell table:number-columns-repeated="2"/>
          <table:table-cell table:style-name="ce3" table:formula="of:=TEXT(AVERAGE([.M8:.M12])*100;&quot;0.00&quot;)&amp;&quot; ± &quot;&amp;TEXT((MAX([.M8:.M12])-MIN([.M8:.M12]))/2*100;&quot;0.00&quot;)" office:value-type="string" office:string-value="66.62 ± 6.79" calcext:value-type="string">
            <text:p>66.62 ± 6.79</text:p>
          </table:table-cell>
          <table:table-cell table:style-name="ce3" table:formula="of:=TEXT(AVERAGE([.N8:.N12])*100;&quot;0.00&quot;)&amp;&quot; ± &quot;&amp;TEXT((MAX([.N8:.N12])-MIN([.N8:.N12]))/2*100;&quot;0.00&quot;)" office:value-type="string" office:string-value="70.60 ± 2.89" calcext:value-type="string">
            <text:p>70.60 ± 2.89</text:p>
          </table:table-cell>
          <table:table-cell table:style-name="ce3" table:formula="of:=TEXT(AVERAGE([.O8:.O12])*100;&quot;0.00&quot;)&amp;&quot; ± &quot;&amp;TEXT((MAX([.O8:.O12])-MIN([.O8:.O12]))/2*100;&quot;0.00&quot;)" office:value-type="string" office:string-value="72.52 ± 4.68" calcext:value-type="string">
            <text:p>72.52 ± 4.68</text:p>
          </table:table-cell>
          <table:table-cell table:style-name="ce3" table:formula="of:=TEXT(AVERAGE([.P8:.P12])*100;&quot;0.00&quot;)&amp;&quot; ± &quot;&amp;TEXT((MAX([.P8:.P12])-MIN([.P8:.P12]))/2*100;&quot;0.00&quot;)" office:value-type="string" office:string-value="79.40 ± 1.78" calcext:value-type="string">
            <text:p>79.40 ± 1.78</text:p>
          </table:table-cell>
          <table:table-cell table:style-name="ce3" table:formula="of:=TEXT(AVERAGE([.Q8:.Q12])*100;&quot;0.00&quot;)&amp;&quot; ± &quot;&amp;TEXT((MAX([.Q8:.Q12])-MIN([.Q8:.Q12]))/2*100;&quot;0.00&quot;)" office:value-type="string" office:string-value="82.52 ± 2.44" calcext:value-type="string">
            <text:p>82.52 ± 2.44</text:p>
          </table:table-cell>
          <table:table-cell table:style-name="ce3" table:formula="of:=TEXT(AVERAGE([.R8:.R12])*100;&quot;0.00&quot;)&amp;&quot; ± &quot;&amp;TEXT((MAX([.R8:.R12])-MIN([.R8:.R12]))/2*100;&quot;0.00&quot;)" office:value-type="string" office:string-value="74.46 ± 3.92" calcext:value-type="string">
            <text:p>74.46 ± 3.92</text:p>
          </table:table-cell>
          <table:table-cell table:style-name="ce3" table:formula="of:=TEXT(AVERAGE([.S8:.S12])*100;&quot;0.00&quot;)&amp;&quot; ± &quot;&amp;TEXT((MAX([.S8:.S12])-MIN([.S8:.S12]))/2*100;&quot;0.00&quot;)" office:value-type="string" office:string-value="79.21 ± 3.37" calcext:value-type="string">
            <text:p>79.21 ± 3.37</text:p>
          </table:table-cell>
          <table:table-cell table:style-name="ce3" table:formula="of:=TEXT(AVERAGE([.T8:.T12])*100;&quot;0.00&quot;)&amp;&quot; ± &quot;&amp;TEXT((MAX([.T8:.T12])-MIN([.T8:.T12]))/2*100;&quot;0.00&quot;)" office:value-type="string" office:string-value="15.07 ± 3.00" calcext:value-type="string">
            <text:p>15.07 ± 3.00</text:p>
          </table:table-cell>
          <table:table-cell table:style-name="ce3" table:formula="of:=TEXT(AVERAGE([.U8:.U12])*100;&quot;0.00&quot;)&amp;&quot; ± &quot;&amp;TEXT((MAX([.U8:.U12])-MIN([.U8:.U12]))/2*100;&quot;0.00&quot;)" office:value-type="string" office:string-value="18.58 ± 5.19" calcext:value-type="string">
            <text:p>18.58 ± 5.19</text:p>
          </table:table-cell>
          <table:table-cell table:number-columns-repeated="2"/>
          <table:table-cell table:style-name="ce3" table:formula="of:=TEXT(AVERAGE([.X8:.X12])*100; &quot;0.00&quot;) &amp; &quot; ± &quot; &amp; TEXT((MAX([.X8:.X12]) - MIN([.X8:.X12]))/2*100; &quot;0.00&quot;)" office:value-type="string" office:string-value="48.99 ± 2.73" calcext:value-type="string">
            <text:p>48.99 ± 2.73</text:p>
          </table:table-cell>
          <table:table-cell table:style-name="ce3" table:formula="of:=TEXT(AVERAGE([.Y8:.Y12])*100; &quot;0.00&quot;) &amp; &quot; ± &quot; &amp; TEXT((MAX([.Y8:.Y12]) - MIN([.Y8:.Y12]))/2*100; &quot;0.00&quot;)" office:value-type="string" office:string-value="56.11 ± 2.00" calcext:value-type="string">
            <text:p>56.11 ± 2.00</text:p>
          </table:table-cell>
          <table:table-cell table:style-name="ce3" table:formula="of:=TEXT(AVERAGE([.Z8:.Z12])*100; &quot;0.00&quot;) &amp; &quot; ± &quot; &amp; TEXT((MAX([.Z8:.Z12]) - MIN([.Z8:.Z12]))/2*100; &quot;0.00&quot;)" office:value-type="string" office:string-value="57.59 ± 7.01" calcext:value-type="string">
            <text:p>57.59 ± 7.01</text:p>
          </table:table-cell>
          <table:table-cell table:style-name="ce3" table:formula="of:=TEXT(AVERAGE([.AA8:.AA12])*100; &quot;0.00&quot;) &amp; &quot; ± &quot; &amp; TEXT((MAX([.AA8:.AA12]) - MIN([.AA8:.AA12]))/2*100; &quot;0.00&quot;)" office:value-type="string" office:string-value="62.58 ± 7.29" calcext:value-type="string">
            <text:p>62.58 ± 7.29</text:p>
          </table:table-cell>
          <table:table-cell table:style-name="ce3" table:formula="of:=TEXT(AVERAGE([.AB8:.AB12])*100; &quot;0.00&quot;) &amp; &quot; ± &quot; &amp; TEXT((MAX([.AB8:.AB12]) - MIN([.AB8:.AB12]))/2*100; &quot;0.00&quot;)" office:value-type="string" office:string-value="65.52 ± 6.97" calcext:value-type="string">
            <text:p>65.52 ± 6.97</text:p>
          </table:table-cell>
          <table:table-cell table:style-name="ce3" table:formula="of:=TEXT(AVERAGE([.AC8:.AC12])*100; &quot;0.00&quot;) &amp; &quot; ± &quot; &amp; TEXT((MAX([.AC8:.AC12]) - MIN([.AC8:.AC12]))/2*100; &quot;0.00&quot;)" office:value-type="string" office:string-value="58.44 ± 6.81" calcext:value-type="string">
            <text:p>58.44 ± 6.81</text:p>
          </table:table-cell>
          <table:table-cell table:style-name="ce3" table:formula="of:=TEXT(AVERAGE([.AD8:.AD12])*100; &quot;0.00&quot;) &amp; &quot; ± &quot; &amp; TEXT((MAX([.AD8:.AD12]) - MIN([.AD8:.AD12]))/2*100; &quot;0.00&quot;)" office:value-type="string" office:string-value="62.34 ± 9.23" calcext:value-type="string">
            <text:p>62.34 ± 9.23</text:p>
          </table:table-cell>
          <table:table-cell table:style-name="ce3" table:formula="of:=TEXT(AVERAGE([.AE8:.AE12])*100; &quot;0.00&quot;) &amp; &quot; ± &quot; &amp; TEXT((MAX([.AE8:.AE12]) - MIN([.AE8:.AE12]))/2*100; &quot;0.00&quot;)" office:value-type="string" office:string-value="4.73 ± 6.33" calcext:value-type="string">
            <text:p>4.73 ± 6.33</text:p>
          </table:table-cell>
          <table:table-cell table:style-name="ce3" table:formula="of:=TEXT(AVERAGE([.AF8:.AF12])*100; &quot;0.00&quot;) &amp; &quot; ± &quot; &amp; TEXT((MAX([.AF8:.AF12]) - MIN([.AF8:.AF12]))/2*100; &quot;0.00&quot;)" office:value-type="string" office:string-value="6.61 ± 7.97" calcext:value-type="string">
            <text:p>6.61 ± 7.97</text:p>
          </table:table-cell>
          <table:table-cell table:number-columns-repeated="99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ES-Acc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ES-AUC</text:p>
          </table:table-cell>
          <table:table-cell table:style-name="ce1" office:value-type="string" calcext:value-type="string">
            <text:p>AUC</text:p>
          </table:table-cell>
          <table:table-cell table:style-name="ce1" office:value-type="string" calcext:value-type="string">
            <text:p>Female AUC</text:p>
          </table:table-cell>
          <table:table-cell table:style-name="ce1" office:value-type="string" calcext:value-type="string">
            <text:p>Male AUC</text:p>
          </table:table-cell>
          <table:table-cell table:style-name="ce1"/>
          <table:table-cell table:style-name="ce1" office:value-type="string" calcext:value-type="string">
            <text:p>DPD (low is good)</text:p>
          </table:table-cell>
          <table:table-cell table:style-name="ce1" office:value-type="string" calcext:value-type="string">
            <text:p>DEOdds (low is good)</text:p>
          </table:table-cell>
          <table:table-cell table:number-columns-repeated="2" table:style-name="ce1" office:value-type="string" calcext:value-type="string">
            <text:p>INT8 QUANTIZE</text:p>
          </table:table-cell>
          <table:table-cell table:style-name="ce1" office:value-type="string" calcext:value-type="string">
            <text:p>ES-Acc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ES-AUC</text:p>
          </table:table-cell>
          <table:table-cell table:style-name="ce1" office:value-type="string" calcext:value-type="string">
            <text:p>AUC</text:p>
          </table:table-cell>
          <table:table-cell table:style-name="ce1" office:value-type="string" calcext:value-type="string">
            <text:p>Female AUC</text:p>
          </table:table-cell>
          <table:table-cell table:style-name="ce1" office:value-type="string" calcext:value-type="string">
            <text:p>Male AUC</text:p>
          </table:table-cell>
          <table:table-cell table:style-name="ce1"/>
          <table:table-cell table:style-name="ce1" office:value-type="string" calcext:value-type="string">
            <text:p>DPD (low is good)</text:p>
          </table:table-cell>
          <table:table-cell table:style-name="ce1" office:value-type="string" calcext:value-type="string">
            <text:p>DEOdds (low is good)</text:p>
          </table:table-cell>
          <table:table-cell table:number-columns-repeated="2" table:style-name="ce1" office:value-type="string" calcext:value-type="string">
            <text:p>INT4 QUANTIZE</text:p>
          </table:table-cell>
          <table:table-cell table:style-name="ce1" office:value-type="string" calcext:value-type="string">
            <text:p>ES-Acc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ES-AUC</text:p>
          </table:table-cell>
          <table:table-cell table:style-name="ce1" office:value-type="string" calcext:value-type="string">
            <text:p>AUC</text:p>
          </table:table-cell>
          <table:table-cell table:style-name="ce1" office:value-type="string" calcext:value-type="string">
            <text:p>Female AUC</text:p>
          </table:table-cell>
          <table:table-cell table:style-name="ce1" office:value-type="string" calcext:value-type="string">
            <text:p>Male AUC</text:p>
          </table:table-cell>
          <table:table-cell table:style-name="ce1"/>
          <table:table-cell table:style-name="ce1" office:value-type="string" calcext:value-type="string">
            <text:p>DPD (low is good)</text:p>
          </table:table-cell>
          <table:table-cell table:style-name="ce1" office:value-type="string" calcext:value-type="string">
            <text:p>DEOdds (low is good)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FIN GENDER HF BEST 1</text:p>
          </table:table-cell>
          <table:table-cell office:value-type="float" office:value="0.7217" calcext:value-type="float">
            <text:p>0.7217</text:p>
          </table:table-cell>
          <table:table-cell office:value-type="float" office:value="0.7333" calcext:value-type="float">
            <text:p>0.7333</text:p>
          </table:table-cell>
          <table:table-cell office:value-type="float" office:value="0.812" calcext:value-type="float">
            <text:p>0.812</text:p>
          </table:table-cell>
          <table:table-cell office:value-type="float" office:value="0.8258" calcext:value-type="float">
            <text:p>0.8258</text:p>
          </table:table-cell>
          <table:table-cell office:value-type="float" office:value="0.819" calcext:value-type="float">
            <text:p>0.819</text:p>
          </table:table-cell>
          <table:table-cell office:value-type="float" office:value="0.836" calcext:value-type="float">
            <text:p>0.836</text:p>
          </table:table-cell>
          <table:table-cell/>
          <table:table-cell office:value-type="float" office:value="0.0213" calcext:value-type="float">
            <text:p>0.0213</text:p>
          </table:table-cell>
          <table:table-cell office:value-type="float" office:value="0.0295" calcext:value-type="float">
            <text:p>0.0295</text:p>
          </table:table-cell>
          <table:table-cell/>
          <table:table-cell table:style-name="Default"/>
          <table:table-cell office:value-type="float" office:value="0.7204" calcext:value-type="float">
            <text:p>0.7204</text:p>
          </table:table-cell>
          <table:table-cell office:value-type="float" office:value="0.73" calcext:value-type="float">
            <text:p>0.73</text:p>
          </table:table-cell>
          <table:table-cell office:value-type="float" office:value="0.7899" calcext:value-type="float">
            <text:p>0.7899</text:p>
          </table:table-cell>
          <table:table-cell office:value-type="float" office:value="0.8107" calcext:value-type="float">
            <text:p>0.8107</text:p>
          </table:table-cell>
          <table:table-cell office:value-type="float" office:value="0.799" calcext:value-type="float">
            <text:p>0.799</text:p>
          </table:table-cell>
          <table:table-cell office:value-type="float" office:value="0.8254" calcext:value-type="float">
            <text:p>0.8254</text:p>
          </table:table-cell>
          <table:table-cell/>
          <table:table-cell office:value-type="float" office:value="0.0041" calcext:value-type="float">
            <text:p>0.0041</text:p>
          </table:table-cell>
          <table:table-cell office:value-type="float" office:value="0.0122" calcext:value-type="float">
            <text:p>0.0122</text:p>
          </table:table-cell>
          <table:table-cell table:number-columns-repeated="2"/>
          <table:table-cell office:value-type="float" office:value="0.5437" calcext:value-type="float">
            <text:p>0.5437</text:p>
          </table:table-cell>
          <table:table-cell office:value-type="float" office:value="0.5456" calcext:value-type="float">
            <text:p>0.5456</text:p>
          </table:table-cell>
          <table:table-cell office:value-type="float" office:value="0.4851" calcext:value-type="float">
            <text:p>0.4851</text:p>
          </table:table-cell>
          <table:table-cell office:value-type="float" office:value="0.5031" calcext:value-type="float">
            <text:p>0.5031</text:p>
          </table:table-cell>
          <table:table-cell office:value-type="float" office:value="0.5204" calcext:value-type="float">
            <text:p>0.5204</text:p>
          </table:table-cell>
          <table:table-cell office:value-type="float" office:value="0.4832" calcext:value-type="float">
            <text:p>0.4832</text:p>
          </table:table-cell>
          <table:table-cell/>
          <table:table-cell office:value-type="float" office:value="0.0033" calcext:value-type="float">
            <text:p>0.0033</text:p>
          </table:table-cell>
          <table:table-cell office:value-type="float" office:value="0.008" calcext:value-type="float">
            <text:p>0.008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FIN GENDER HF BEST 2</text:p>
          </table:table-cell>
          <table:table-cell office:value-type="float" office:value="0.7568" calcext:value-type="float">
            <text:p>0.7568</text:p>
          </table:table-cell>
          <table:table-cell office:value-type="float" office:value="0.7667" calcext:value-type="float">
            <text:p>0.7667</text:p>
          </table:table-cell>
          <table:table-cell office:value-type="float" office:value="0.8369" calcext:value-type="float">
            <text:p>0.8369</text:p>
          </table:table-cell>
          <table:table-cell office:value-type="float" office:value="0.8479" calcext:value-type="float">
            <text:p>0.8479</text:p>
          </table:table-cell>
          <table:table-cell office:value-type="float" office:value="0.8435" calcext:value-type="float">
            <text:p>0.8435</text:p>
          </table:table-cell>
          <table:table-cell office:value-type="float" office:value="0.8567" calcext:value-type="float">
            <text:p>0.8567</text:p>
          </table:table-cell>
          <table:table-cell/>
          <table:table-cell office:value-type="float" office:value="0.073" calcext:value-type="float">
            <text:p>0.073</text:p>
          </table:table-cell>
          <table:table-cell office:value-type="float" office:value="0.0748" calcext:value-type="float">
            <text:p>0.0748</text:p>
          </table:table-cell>
          <table:table-cell/>
          <table:table-cell table:style-name="Default"/>
          <table:table-cell office:value-type="float" office:value="0.723" calcext:value-type="float">
            <text:p>0.723</text:p>
          </table:table-cell>
          <table:table-cell office:value-type="float" office:value="0.7256" calcext:value-type="float">
            <text:p>0.7256</text:p>
          </table:table-cell>
          <table:table-cell office:value-type="float" office:value="0.8266" calcext:value-type="float">
            <text:p>0.8266</text:p>
          </table:table-cell>
          <table:table-cell office:value-type="float" office:value="0.8419" calcext:value-type="float">
            <text:p>0.8419</text:p>
          </table:table-cell>
          <table:table-cell office:value-type="float" office:value="0.8346" calcext:value-type="float">
            <text:p>0.8346</text:p>
          </table:table-cell>
          <table:table-cell office:value-type="float" office:value="0.8532" calcext:value-type="float">
            <text:p>0.8532</text:p>
          </table:table-cell>
          <table:table-cell/>
          <table:table-cell office:value-type="float" office:value="0.0765" calcext:value-type="float">
            <text:p>0.0765</text:p>
          </table:table-cell>
          <table:table-cell office:value-type="float" office:value="0.0781" calcext:value-type="float">
            <text:p>0.0781</text:p>
          </table:table-cell>
          <table:table-cell table:number-columns-repeated="2"/>
          <table:table-cell office:value-type="float" office:value="0.5393" calcext:value-type="float">
            <text:p>0.5393</text:p>
          </table:table-cell>
          <table:table-cell office:value-type="float" office:value="0.5433" calcext:value-type="float">
            <text:p>0.5433</text:p>
          </table:table-cell>
          <table:table-cell office:value-type="float" office:value="0.7048" calcext:value-type="float">
            <text:p>0.7048</text:p>
          </table:table-cell>
          <table:table-cell office:value-type="float" office:value="0.7124" calcext:value-type="float">
            <text:p>0.7124</text:p>
          </table:table-cell>
          <table:table-cell office:value-type="float" office:value="0.7075" calcext:value-type="float">
            <text:p>0.7075</text:p>
          </table:table-cell>
          <table:table-cell office:value-type="float" office:value="0.7182" calcext:value-type="float">
            <text:p>0.718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FIN GENDER HF BEST 3</text:p>
          </table:table-cell>
          <table:table-cell office:value-type="float" office:value="0.7578" calcext:value-type="float">
            <text:p>0.7578</text:p>
          </table:table-cell>
          <table:table-cell office:value-type="float" office:value="0.76" calcext:value-type="float">
            <text:p>0.76</text:p>
          </table:table-cell>
          <table:table-cell office:value-type="float" office:value="0.8359" calcext:value-type="float">
            <text:p>0.8359</text:p>
          </table:table-cell>
          <table:table-cell office:value-type="float" office:value="0.8369" calcext:value-type="float">
            <text:p>0.8369</text:p>
          </table:table-cell>
          <table:table-cell office:value-type="float" office:value="0.8379" calcext:value-type="float">
            <text:p>0.8379</text:p>
          </table:table-cell>
          <table:table-cell office:value-type="float" office:value="0.8371" calcext:value-type="float">
            <text:p>0.8371</text:p>
          </table:table-cell>
          <table:table-cell/>
          <table:table-cell office:value-type="float" office:value="0.0617" calcext:value-type="float">
            <text:p>0.0617</text:p>
          </table:table-cell>
          <table:table-cell office:value-type="float" office:value="0.0597" calcext:value-type="float">
            <text:p>0.0597</text:p>
          </table:table-cell>
          <table:table-cell/>
          <table:table-cell table:style-name="Default"/>
          <table:table-cell office:value-type="float" office:value="0.7663" calcext:value-type="float">
            <text:p>0.7663</text:p>
          </table:table-cell>
          <table:table-cell office:value-type="float" office:value="0.7667" calcext:value-type="float">
            <text:p>0.7667</text:p>
          </table:table-cell>
          <table:table-cell office:value-type="float" office:value="0.8377" calcext:value-type="float">
            <text:p>0.8377</text:p>
          </table:table-cell>
          <table:table-cell office:value-type="float" office:value="0.8395" calcext:value-type="float">
            <text:p>0.8395</text:p>
          </table:table-cell>
          <table:table-cell office:value-type="float" office:value="0.839" calcext:value-type="float">
            <text:p>0.839</text:p>
          </table:table-cell>
          <table:table-cell office:value-type="float" office:value="0.8411" calcext:value-type="float">
            <text:p>0.8411</text:p>
          </table:table-cell>
          <table:table-cell/>
          <table:table-cell table:number-columns-repeated="2" office:value-type="float" office:value="0.0454" calcext:value-type="float">
            <text:p>0.0454</text:p>
          </table:table-cell>
          <table:table-cell table:number-columns-repeated="2"/>
          <table:table-cell office:value-type="float" office:value="0.6169" calcext:value-type="float">
            <text:p>0.6169</text:p>
          </table:table-cell>
          <table:table-cell office:value-type="float" office:value="0.6511" calcext:value-type="float">
            <text:p>0.6511</text:p>
          </table:table-cell>
          <table:table-cell office:value-type="float" office:value="0.6992" calcext:value-type="float">
            <text:p>0.6992</text:p>
          </table:table-cell>
          <table:table-cell office:value-type="float" office:value="0.7243" calcext:value-type="float">
            <text:p>0.7243</text:p>
          </table:table-cell>
          <table:table-cell office:value-type="float" office:value="0.7086" calcext:value-type="float">
            <text:p>0.7086</text:p>
          </table:table-cell>
          <table:table-cell office:value-type="float" office:value="0.7445" calcext:value-type="float">
            <text:p>0.7445</text:p>
          </table:table-cell>
          <table:table-cell/>
          <table:table-cell office:value-type="float" office:value="0.0677" calcext:value-type="float">
            <text:p>0.0677</text:p>
          </table:table-cell>
          <table:table-cell office:value-type="float" office:value="0.1337" calcext:value-type="float">
            <text:p>0.133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FIN GENDER HF BEST 4</text:p>
          </table:table-cell>
          <table:table-cell office:value-type="float" office:value="0.7236" calcext:value-type="float">
            <text:p>0.7236</text:p>
          </table:table-cell>
          <table:table-cell office:value-type="float" office:value="0.7633" calcext:value-type="float">
            <text:p>0.7633</text:p>
          </table:table-cell>
          <table:table-cell office:value-type="float" office:value="0.8027" calcext:value-type="float">
            <text:p>0.8027</text:p>
          </table:table-cell>
          <table:table-cell office:value-type="float" office:value="0.8322" calcext:value-type="float">
            <text:p>0.8322</text:p>
          </table:table-cell>
          <table:table-cell office:value-type="float" office:value="0.8156" calcext:value-type="float">
            <text:p>0.8156</text:p>
          </table:table-cell>
          <table:table-cell office:value-type="float" office:value="0.8524" calcext:value-type="float">
            <text:p>0.8524</text:p>
          </table:table-cell>
          <table:table-cell/>
          <table:table-cell office:value-type="float" office:value="0.0687" calcext:value-type="float">
            <text:p>0.0687</text:p>
          </table:table-cell>
          <table:table-cell office:value-type="float" office:value="0.111" calcext:value-type="float">
            <text:p>0.111</text:p>
          </table:table-cell>
          <table:table-cell table:style-name="Default" table:number-columns-repeated="2"/>
          <table:table-cell table:style-name="Default" office:value-type="float" office:value="0.7363" calcext:value-type="float">
            <text:p>0.7363</text:p>
          </table:table-cell>
          <table:table-cell table:style-name="Default" office:value-type="float" office:value="0.7522" calcext:value-type="float">
            <text:p>0.7522</text:p>
          </table:table-cell>
          <table:table-cell table:style-name="Default" office:value-type="float" office:value="0.8095" calcext:value-type="float">
            <text:p>0.8095</text:p>
          </table:table-cell>
          <table:table-cell table:style-name="Default" office:value-type="float" office:value="0.8349" calcext:value-type="float">
            <text:p>0.8349</text:p>
          </table:table-cell>
          <table:table-cell table:style-name="Default" office:value-type="float" office:value="0.8215" calcext:value-type="float">
            <text:p>0.8215</text:p>
          </table:table-cell>
          <table:table-cell table:style-name="Default" office:value-type="float" office:value="0.8529" calcext:value-type="float">
            <text:p>0.8529</text:p>
          </table:table-cell>
          <table:table-cell table:style-name="Default"/>
          <table:table-cell table:style-name="Default" office:value-type="float" office:value="0.0208" calcext:value-type="float">
            <text:p>0.0208</text:p>
          </table:table-cell>
          <table:table-cell office:value-type="float" office:value="0.0367" calcext:value-type="float">
            <text:p>0.0367</text:p>
          </table:table-cell>
          <table:table-cell table:number-columns-repeated="2"/>
          <table:table-cell office:value-type="float" office:value="0.5301" calcext:value-type="float">
            <text:p>0.5301</text:p>
          </table:table-cell>
          <table:table-cell office:value-type="float" office:value="0.5711" calcext:value-type="float">
            <text:p>0.5711</text:p>
          </table:table-cell>
          <table:table-cell office:value-type="float" office:value="0.6286" calcext:value-type="float">
            <text:p>0.6286</text:p>
          </table:table-cell>
          <table:table-cell office:value-type="float" office:value="0.6533" calcext:value-type="float">
            <text:p>0.6533</text:p>
          </table:table-cell>
          <table:table-cell office:value-type="float" office:value="0.6455" calcext:value-type="float">
            <text:p>0.6455</text:p>
          </table:table-cell>
          <table:table-cell office:value-type="float" office:value="0.6848" calcext:value-type="float">
            <text:p>0.6848</text:p>
          </table:table-cell>
          <table:table-cell/>
          <table:table-cell office:value-type="float" office:value="0.2472" calcext:value-type="float">
            <text:p>0.2472</text:p>
          </table:table-cell>
          <table:table-cell office:value-type="float" office:value="0.3003" calcext:value-type="float">
            <text:p>0.3003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FIN GENDER HF BEST 5</text:p>
          </table:table-cell>
          <table:table-cell office:value-type="float" office:value="0.7004" calcext:value-type="float">
            <text:p>0.7004</text:p>
          </table:table-cell>
          <table:table-cell office:value-type="float" office:value="0.7033" calcext:value-type="float">
            <text:p>0.7033</text:p>
          </table:table-cell>
          <table:table-cell office:value-type="float" office:value="0.8225" calcext:value-type="float">
            <text:p>0.8225</text:p>
          </table:table-cell>
          <table:table-cell office:value-type="float" office:value="0.8284" calcext:value-type="float">
            <text:p>0.8284</text:p>
          </table:table-cell>
          <table:table-cell office:value-type="float" office:value="0.8326" calcext:value-type="float">
            <text:p>0.8326</text:p>
          </table:table-cell>
          <table:table-cell office:value-type="float" office:value="0.8254" calcext:value-type="float">
            <text:p>0.8254</text:p>
          </table:table-cell>
          <table:table-cell/>
          <table:table-cell table:style-name="Default" office:value-type="float" office:value="0.0128" calcext:value-type="float">
            <text:p>0.0128</text:p>
          </table:table-cell>
          <table:table-cell office:value-type="float" office:value="0.0106" calcext:value-type="float">
            <text:p>0.0106</text:p>
          </table:table-cell>
          <table:table-cell/>
          <table:table-cell table:style-name="Default"/>
          <table:table-cell office:value-type="float" office:value="0.7086" calcext:value-type="float">
            <text:p>0.7086</text:p>
          </table:table-cell>
          <table:table-cell office:value-type="float" office:value="0.7167" calcext:value-type="float">
            <text:p>0.7167</text:p>
          </table:table-cell>
          <table:table-cell office:value-type="float" office:value="0.8211" calcext:value-type="float">
            <text:p>0.8211</text:p>
          </table:table-cell>
          <table:table-cell office:value-type="float" office:value="0.8288" calcext:value-type="float">
            <text:p>0.8288</text:p>
          </table:table-cell>
          <table:table-cell office:value-type="float" office:value="0.8335" calcext:value-type="float">
            <text:p>0.8335</text:p>
          </table:table-cell>
          <table:table-cell office:value-type="float" office:value="0.8241" calcext:value-type="float">
            <text:p>0.8241</text:p>
          </table:table-cell>
          <table:table-cell/>
          <table:table-cell office:value-type="float" office:value="0.0236" calcext:value-type="float">
            <text:p>0.0236</text:p>
          </table:table-cell>
          <table:table-cell office:value-type="float" office:value="0.0376" calcext:value-type="float">
            <text:p>0.0376</text:p>
          </table:table-cell>
          <table:table-cell table:number-columns-repeated="2"/>
          <table:table-cell office:value-type="float" office:value="0.5393" calcext:value-type="float">
            <text:p>0.5393</text:p>
          </table:table-cell>
          <table:table-cell office:value-type="float" office:value="0.5433" calcext:value-type="float">
            <text:p>0.5433</text:p>
          </table:table-cell>
          <table:table-cell office:value-type="float" office:value="0.6134" calcext:value-type="float">
            <text:p>0.6134</text:p>
          </table:table-cell>
          <table:table-cell office:value-type="float" office:value="0.6243" calcext:value-type="float">
            <text:p>0.6243</text:p>
          </table:table-cell>
          <table:table-cell office:value-type="float" office:value="0.6217" calcext:value-type="float">
            <text:p>0.6217</text:p>
          </table:table-cell>
          <table:table-cell office:value-type="float" office:value="0.6394" calcext:value-type="float">
            <text:p>0.639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1" office:value-type="string" calcext:value-type="string">
            <text:p>FIN GENDER HF BEST (AVERAGE)</text:p>
          </table:table-cell>
          <table:table-cell table:style-name="ce3" table:formula="of:=TEXT(AVERAGE([.B17:.B21])*100; &quot;0.00&quot;) &amp; &quot; ± &quot; &amp; TEXT((MAX([.B17:.B21]) - MIN([.B17:.B21]))/2*100; &quot;0.00&quot;)" office:value-type="string" office:string-value="73.21 ± 2.87" calcext:value-type="string">
            <text:p>73.21 ± 2.87</text:p>
          </table:table-cell>
          <table:table-cell table:style-name="ce3" table:formula="of:=TEXT(AVERAGE([.C17:.C21])*100; &quot;0.00&quot;) &amp; &quot; ± &quot; &amp; TEXT((MAX([.C17:.C21]) - MIN([.C17:.C21]))/2*100; &quot;0.00&quot;)" office:value-type="string" office:string-value="74.53 ± 3.17" calcext:value-type="string">
            <text:p>74.53 ± 3.17</text:p>
          </table:table-cell>
          <table:table-cell table:style-name="ce3" table:formula="of:=TEXT(AVERAGE([.D17:.D21])*100; &quot;0.00&quot;) &amp; &quot; ± &quot; &amp; TEXT((MAX([.D17:.D21]) - MIN([.D17:.D21]))/2*100; &quot;0.00&quot;)" office:value-type="string" office:string-value="82.20 ± 1.71" calcext:value-type="string">
            <text:p>82.20 ± 1.71</text:p>
          </table:table-cell>
          <table:table-cell table:style-name="ce3" table:formula="of:=TEXT(AVERAGE([.E17:.E21])*100; &quot;0.00&quot;) &amp; &quot; ± &quot; &amp; TEXT((MAX([.E17:.E21]) - MIN([.E17:.E21]))/2*100; &quot;0.00&quot;)" office:value-type="string" office:string-value="83.42 ± 1.11" calcext:value-type="string">
            <text:p>83.42 ± 1.11</text:p>
          </table:table-cell>
          <table:table-cell table:style-name="ce3" table:formula="of:=TEXT(AVERAGE([.F17:.F21])*100; &quot;0.00&quot;) &amp; &quot; ± &quot; &amp; TEXT((MAX([.F17:.F21]) - MIN([.F17:.F21]))/2*100; &quot;0.00&quot;)" office:value-type="string" office:string-value="82.97 ± 1.40" calcext:value-type="string">
            <text:p>82.97 ± 1.40</text:p>
          </table:table-cell>
          <table:table-cell table:style-name="ce3" table:formula="of:=TEXT(AVERAGE([.G17:.G21])*100; &quot;0.00&quot;) &amp; &quot; ± &quot; &amp; TEXT((MAX([.G17:.G21]) - MIN([.G17:.G21]))/2*100; &quot;0.00&quot;)" office:value-type="string" office:string-value="84.15 ± 1.57" calcext:value-type="string">
            <text:p>84.15 ± 1.57</text:p>
          </table:table-cell>
          <table:table-cell table:style-name="ce3"/>
          <table:table-cell table:style-name="ce3" table:formula="of:=TEXT(AVERAGE([.I17:.I21])*100; &quot;0.00&quot;) &amp; &quot; ± &quot; &amp; TEXT((MAX([.I17:.I21]) - MIN([.I17:.I21]))/2*100; &quot;0.00&quot;)" office:value-type="string" office:string-value="4.75 ± 3.01" calcext:value-type="string">
            <text:p>4.75 ± 3.01</text:p>
          </table:table-cell>
          <table:table-cell table:style-name="ce3" table:formula="of:=TEXT(AVERAGE([.J17:.J21])*100; &quot;0.00&quot;) &amp; &quot; ± &quot; &amp; TEXT((MAX([.J17:.J21]) - MIN([.J17:.J21]))/2*100; &quot;0.00&quot;)" office:value-type="string" office:string-value="5.71 ± 5.02" calcext:value-type="string">
            <text:p>5.71 ± 5.02</text:p>
          </table:table-cell>
          <table:table-cell/>
          <table:table-cell table:style-name="Default"/>
          <table:table-cell table:style-name="ce3" table:formula="of:=TEXT(AVERAGE([.M17:.M21])*100; &quot;0.00&quot;) &amp; &quot; ± &quot; &amp; TEXT((MAX([.M17:.M21]) - MIN([.M17:.M21]))/2*100; &quot;0.00&quot;)" office:value-type="string" office:string-value="73.09 ± 2.89" calcext:value-type="string">
            <text:p>73.09 ± 2.89</text:p>
          </table:table-cell>
          <table:table-cell table:style-name="ce3" table:formula="of:=TEXT(AVERAGE([.N17:.N21])*100; &quot;0.00&quot;) &amp; &quot; ± &quot; &amp; TEXT((MAX([.N17:.N21]) - MIN([.N17:.N21]))/2*100; &quot;0.00&quot;)" office:value-type="string" office:string-value="73.82 ± 2.50" calcext:value-type="string">
            <text:p>73.82 ± 2.50</text:p>
          </table:table-cell>
          <table:table-cell table:style-name="ce3" table:formula="of:=TEXT(AVERAGE([.O17:.O21])*100; &quot;0.00&quot;) &amp; &quot; ± &quot; &amp; TEXT((MAX([.O17:.O21]) - MIN([.O17:.O21]))/2*100; &quot;0.00&quot;)" office:value-type="string" office:string-value="81.70 ± 2.39" calcext:value-type="string">
            <text:p>81.70 ± 2.39</text:p>
          </table:table-cell>
          <table:table-cell table:style-name="ce3" table:formula="of:=TEXT(AVERAGE([.P17:.P21])*100; &quot;0.00&quot;) &amp; &quot; ± &quot; &amp; TEXT((MAX([.P17:.P21]) - MIN([.P17:.P21]))/2*100; &quot;0.00&quot;)" office:value-type="string" office:string-value="83.12 ± 1.56" calcext:value-type="string">
            <text:p>83.12 ± 1.56</text:p>
          </table:table-cell>
          <table:table-cell table:style-name="ce3" table:formula="of:=TEXT(AVERAGE([.Q17:.Q21])*100; &quot;0.00&quot;) &amp; &quot; ± &quot; &amp; TEXT((MAX([.Q17:.Q21]) - MIN([.Q17:.Q21]))/2*100; &quot;0.00&quot;)" office:value-type="string" office:string-value="82.55 ± 2.00" calcext:value-type="string">
            <text:p>82.55 ± 2.00</text:p>
          </table:table-cell>
          <table:table-cell table:style-name="ce3" table:formula="of:=TEXT(AVERAGE([.R17:.R21])*100; &quot;0.00&quot;) &amp; &quot; ± &quot; &amp; TEXT((MAX([.R17:.R21]) - MIN([.R17:.R21]))/2*100; &quot;0.00&quot;)" office:value-type="string" office:string-value="83.93 ± 1.46" calcext:value-type="string">
            <text:p>83.93 ± 1.46</text:p>
          </table:table-cell>
          <table:table-cell table:style-name="ce3"/>
          <table:table-cell table:style-name="ce3" table:formula="of:=TEXT(AVERAGE([.T17:.T21])*100; &quot;0.00&quot;) &amp; &quot; ± &quot; &amp; TEXT((MAX([.T17:.T21]) - MIN([.T17:.T21]))/2*100; &quot;0.00&quot;)" office:value-type="string" office:string-value="3.41 ± 3.62" calcext:value-type="string">
            <text:p>3.41 ± 3.62</text:p>
          </table:table-cell>
          <table:table-cell table:style-name="ce3" table:formula="of:=TEXT(AVERAGE([.U17:.U21])*100; &quot;0.00&quot;) &amp; &quot; ± &quot; &amp; TEXT((MAX([.U17:.U21]) - MIN([.U17:.U21]))/2*100; &quot;0.00&quot;)" office:value-type="string" office:string-value="4.20 ± 3.30" calcext:value-type="string">
            <text:p>4.20 ± 3.30</text:p>
          </table:table-cell>
          <table:table-cell table:number-columns-repeated="2"/>
          <table:table-cell table:style-name="ce3" table:formula="of:=TEXT(AVERAGE([.X17:.X21])*100; &quot;0.00&quot;) &amp; &quot; ± &quot; &amp; TEXT((MAX([.X17:.X21]) - MIN([.X17:.X21]))/2*100; &quot;0.00&quot;)" office:value-type="string" office:string-value="55.39 ± 4.34" calcext:value-type="string">
            <text:p>55.39 ± 4.34</text:p>
          </table:table-cell>
          <table:table-cell table:style-name="ce3" table:formula="of:=TEXT(AVERAGE([.Y17:.Y21])*100; &quot;0.00&quot;) &amp; &quot; ± &quot; &amp; TEXT((MAX([.Y17:.Y21]) - MIN([.Y17:.Y21]))/2*100; &quot;0.00&quot;)" office:value-type="string" office:string-value="57.09 ± 5.39" calcext:value-type="string">
            <text:p>57.09 ± 5.39</text:p>
          </table:table-cell>
          <table:table-cell table:style-name="ce3" table:formula="of:=TEXT(AVERAGE([.Z17:.Z21])*100; &quot;0.00&quot;) &amp; &quot; ± &quot; &amp; TEXT((MAX([.Z17:.Z21]) - MIN([.Z17:.Z21]))/2*100; &quot;0.00&quot;)" office:value-type="string" office:string-value="62.62 ± 10.99" calcext:value-type="string">
            <text:p>62.62 ± 10.99</text:p>
          </table:table-cell>
          <table:table-cell table:style-name="ce3" table:formula="of:=TEXT(AVERAGE([.AA17:.AA21])*100; &quot;0.00&quot;) &amp; &quot; ± &quot; &amp; TEXT((MAX([.AA17:.AA21]) - MIN([.AA17:.AA21]))/2*100; &quot;0.00&quot;)" office:value-type="string" office:string-value="64.35 ± 11.06" calcext:value-type="string">
            <text:p>64.35 ± 11.06</text:p>
          </table:table-cell>
          <table:table-cell table:style-name="ce3" table:formula="of:=TEXT(AVERAGE([.AB17:.AB21])*100; &quot;0.00&quot;) &amp; &quot; ± &quot; &amp; TEXT((MAX([.AB17:.AB21]) - MIN([.AB17:.AB21]))/2*100; &quot;0.00&quot;)" office:value-type="string" office:string-value="64.07 ± 9.41" calcext:value-type="string">
            <text:p>64.07 ± 9.41</text:p>
          </table:table-cell>
          <table:table-cell table:style-name="ce3" table:formula="of:=TEXT(AVERAGE([.AC17:.AC21])*100; &quot;0.00&quot;) &amp; &quot; ± &quot; &amp; TEXT((MAX([.AC17:.AC21]) - MIN([.AC17:.AC21]))/2*100; &quot;0.00&quot;)" office:value-type="string" office:string-value="65.40 ± 13.07" calcext:value-type="string">
            <text:p>65.40 ± 13.07</text:p>
          </table:table-cell>
          <table:table-cell table:style-name="ce3"/>
          <table:table-cell table:style-name="ce3" table:formula="of:=TEXT(AVERAGE([.AE17:.AE21])*100; &quot;0.00&quot;) &amp; &quot; ± &quot; &amp; TEXT((MAX([.AE17:.AE21]) - MIN([.AE17:.AE21]))/2*100; &quot;0.00&quot;)" office:value-type="string" office:string-value="6.36 ± 12.36" calcext:value-type="string">
            <text:p>6.36 ± 12.36</text:p>
          </table:table-cell>
          <table:table-cell table:style-name="ce3" table:formula="of:=TEXT(AVERAGE([.AF17:.AF21])*100; &quot;0.00&quot;) &amp; &quot; ± &quot; &amp; TEXT((MAX([.AF17:.AF21]) - MIN([.AF17:.AF21]))/2*100; &quot;0.00&quot;)" office:value-type="string" office:string-value="8.84 ± 15.02" calcext:value-type="string">
            <text:p>8.84 ± 15.0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FIN GENDER HF LAST 1</text:p>
          </table:table-cell>
          <table:table-cell office:value-type="float" office:value="0.7036" calcext:value-type="float">
            <text:p>0.7036</text:p>
          </table:table-cell>
          <table:table-cell table:style-name="Default" office:value-type="float" office:value="0.7122" calcext:value-type="float">
            <text:p>0.7122</text:p>
          </table:table-cell>
          <table:table-cell table:style-name="Default" office:value-type="float" office:value="0.7739" calcext:value-type="float">
            <text:p>0.7739</text:p>
          </table:table-cell>
          <table:table-cell table:style-name="Default" office:value-type="float" office:value="0.7759" calcext:value-type="float">
            <text:p>0.7759</text:p>
          </table:table-cell>
          <table:table-cell table:style-name="Default" office:value-type="float" office:value="0.7752" calcext:value-type="float">
            <text:p>0.7752</text:p>
          </table:table-cell>
          <table:table-cell table:style-name="Default" office:value-type="float" office:value="0.7778" calcext:value-type="float">
            <text:p>0.7778</text:p>
          </table:table-cell>
          <table:table-cell table:style-name="Default"/>
          <table:table-cell table:style-name="Default" office:value-type="float" office:value="0.0204" calcext:value-type="float">
            <text:p>0.0204</text:p>
          </table:table-cell>
          <table:table-cell table:style-name="Default" office:value-type="float" office:value="0.0348" calcext:value-type="float">
            <text:p>0.0348</text:p>
          </table:table-cell>
          <table:table-cell/>
          <table:table-cell table:style-name="Default"/>
          <table:table-cell office:value-type="float" office:value="0.7124" calcext:value-type="float">
            <text:p>0.7124</text:p>
          </table:table-cell>
          <table:table-cell office:value-type="float" office:value="0.7144" calcext:value-type="float">
            <text:p>0.7144</text:p>
          </table:table-cell>
          <table:table-cell office:value-type="float" office:value="0.7793" calcext:value-type="float">
            <text:p>0.7793</text:p>
          </table:table-cell>
          <table:table-cell office:value-type="float" office:value="0.7827" calcext:value-type="float">
            <text:p>0.7827</text:p>
          </table:table-cell>
          <table:table-cell office:value-type="float" office:value="0.7849" calcext:value-type="float">
            <text:p>0.7849</text:p>
          </table:table-cell>
          <table:table-cell office:value-type="float" office:value="0.7806" calcext:value-type="float">
            <text:p>0.7806</text:p>
          </table:table-cell>
          <table:table-cell/>
          <table:table-cell office:value-type="float" office:value="0.017" calcext:value-type="float">
            <text:p>0.017</text:p>
          </table:table-cell>
          <table:table-cell office:value-type="float" office:value="0.0203" calcext:value-type="float">
            <text:p>0.0203</text:p>
          </table:table-cell>
          <table:table-cell table:number-columns-repeated="2"/>
          <table:table-cell office:value-type="float" office:value="0.5269" calcext:value-type="float">
            <text:p>0.5269</text:p>
          </table:table-cell>
          <table:table-cell office:value-type="float" office:value="0.5322" calcext:value-type="float">
            <text:p>0.5322</text:p>
          </table:table-cell>
          <table:table-cell office:value-type="float" office:value="0.4248" calcext:value-type="float">
            <text:p>0.4248</text:p>
          </table:table-cell>
          <table:table-cell office:value-type="float" office:value="0.4496" calcext:value-type="float">
            <text:p>0.4496</text:p>
          </table:table-cell>
          <table:table-cell office:value-type="float" office:value="0.4216" calcext:value-type="float">
            <text:p>0.4216</text:p>
          </table:table-cell>
          <table:table-cell office:value-type="float" office:value="0.4801" calcext:value-type="float">
            <text:p>0.4801</text:p>
          </table:table-cell>
          <table:table-cell/>
          <table:table-cell office:value-type="float" office:value="0.0177" calcext:value-type="float">
            <text:p>0.0177</text:p>
          </table:table-cell>
          <table:table-cell office:value-type="float" office:value="0.0224" calcext:value-type="float">
            <text:p>0.022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FIN GENDER HF LAST 2</text:p>
          </table:table-cell>
          <table:table-cell office:value-type="float" office:value="0.7099" calcext:value-type="float">
            <text:p>0.7099</text:p>
          </table:table-cell>
          <table:table-cell office:value-type="float" office:value="0.7122" calcext:value-type="float">
            <text:p>0.7122</text:p>
          </table:table-cell>
          <table:table-cell office:value-type="float" office:value="0.789" calcext:value-type="float">
            <text:p>0.789</text:p>
          </table:table-cell>
          <table:table-cell office:value-type="float" office:value="0.7926" calcext:value-type="float">
            <text:p>0.7926</text:p>
          </table:table-cell>
          <table:table-cell office:value-type="float" office:value="0.7924" calcext:value-type="float">
            <text:p>0.7924</text:p>
          </table:table-cell>
          <table:table-cell office:value-type="float" office:value="0.797" calcext:value-type="float">
            <text:p>0.797</text:p>
          </table:table-cell>
          <table:table-cell/>
          <table:table-cell office:value-type="float" office:value="0.0931" calcext:value-type="float">
            <text:p>0.0931</text:p>
          </table:table-cell>
          <table:table-cell office:value-type="float" office:value="0.1042" calcext:value-type="float">
            <text:p>0.1042</text:p>
          </table:table-cell>
          <table:table-cell/>
          <table:table-cell table:style-name="Default"/>
          <table:table-cell office:value-type="float" office:value="0.7121" calcext:value-type="float">
            <text:p>0.7121</text:p>
          </table:table-cell>
          <table:table-cell office:value-type="float" office:value="0.7156" calcext:value-type="float">
            <text:p>0.7156</text:p>
          </table:table-cell>
          <table:table-cell office:value-type="float" office:value="0.781" calcext:value-type="float">
            <text:p>0.781</text:p>
          </table:table-cell>
          <table:table-cell office:value-type="float" office:value="0.7899" calcext:value-type="float">
            <text:p>0.7899</text:p>
          </table:table-cell>
          <table:table-cell office:value-type="float" office:value="0.7857" calcext:value-type="float">
            <text:p>0.7857</text:p>
          </table:table-cell>
          <table:table-cell office:value-type="float" office:value="0.7971" calcext:value-type="float">
            <text:p>0.7971</text:p>
          </table:table-cell>
          <table:table-cell/>
          <table:table-cell office:value-type="float" office:value="0.0807" calcext:value-type="float">
            <text:p>0.0807</text:p>
          </table:table-cell>
          <table:table-cell office:value-type="float" office:value="0.0928" calcext:value-type="float">
            <text:p>0.0928</text:p>
          </table:table-cell>
          <table:table-cell table:number-columns-repeated="2"/>
          <table:table-cell office:value-type="float" office:value="0.5393" calcext:value-type="float">
            <text:p>0.5393</text:p>
          </table:table-cell>
          <table:table-cell office:value-type="float" office:value="0.5433" calcext:value-type="float">
            <text:p>0.5433</text:p>
          </table:table-cell>
          <table:table-cell office:value-type="float" office:value="0.5278" calcext:value-type="float">
            <text:p>0.5278</text:p>
          </table:table-cell>
          <table:table-cell office:value-type="float" office:value="0.5549" calcext:value-type="float">
            <text:p>0.5549</text:p>
          </table:table-cell>
          <table:table-cell office:value-type="float" office:value="0.5753" calcext:value-type="float">
            <text:p>0.5753</text:p>
          </table:table-cell>
          <table:table-cell office:value-type="float" office:value="0.5241" calcext:value-type="float">
            <text:p>0.524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FIN GENDER HF LAST 3</text:p>
          </table:table-cell>
          <table:table-cell table:style-name="Default" office:value-type="float" office:value="0.7117" calcext:value-type="float">
            <text:p>0.7117</text:p>
          </table:table-cell>
          <table:table-cell table:style-name="Default" office:value-type="float" office:value="0.7167" calcext:value-type="float">
            <text:p>0.7167</text:p>
          </table:table-cell>
          <table:table-cell table:style-name="Default" office:value-type="float" office:value="0.8009" calcext:value-type="float">
            <text:p>0.8009</text:p>
          </table:table-cell>
          <table:table-cell table:style-name="Default" office:value-type="float" office:value="0.8094" calcext:value-type="float">
            <text:p>0.8094</text:p>
          </table:table-cell>
          <table:table-cell table:style-name="Default" office:value-type="float" office:value="0.8146" calcext:value-type="float">
            <text:p>0.8146</text:p>
          </table:table-cell>
          <table:table-cell table:style-name="Default" office:value-type="float" office:value="0.804" calcext:value-type="float">
            <text:p>0.804</text:p>
          </table:table-cell>
          <table:table-cell table:style-name="Default"/>
          <table:table-cell table:style-name="Default" office:value-type="float" office:value="0.0109" calcext:value-type="float">
            <text:p>0.0109</text:p>
          </table:table-cell>
          <table:table-cell table:style-name="Default" office:value-type="float" office:value="0.0137" calcext:value-type="float">
            <text:p>0.0137</text:p>
          </table:table-cell>
          <table:table-cell table:style-name="Default" table:number-columns-repeated="2"/>
          <table:table-cell table:style-name="Default" office:value-type="float" office:value="0.703" calcext:value-type="float">
            <text:p>0.703</text:p>
          </table:table-cell>
          <table:table-cell table:style-name="Default" office:value-type="float" office:value="0.7044" calcext:value-type="float">
            <text:p>0.7044</text:p>
          </table:table-cell>
          <table:table-cell table:style-name="Default" office:value-type="float" office:value="0.7896" calcext:value-type="float">
            <text:p>0.7896</text:p>
          </table:table-cell>
          <table:table-cell table:style-name="Default" office:value-type="float" office:value="0.8088" calcext:value-type="float">
            <text:p>0.8088</text:p>
          </table:table-cell>
          <table:table-cell table:style-name="Default" office:value-type="float" office:value="0.8206" calcext:value-type="float">
            <text:p>0.8206</text:p>
          </table:table-cell>
          <table:table-cell table:style-name="Default" office:value-type="float" office:value="0.7962" calcext:value-type="float">
            <text:p>0.7962</text:p>
          </table:table-cell>
          <table:table-cell table:style-name="Default"/>
          <table:table-cell table:style-name="Default" office:value-type="float" office:value="0.0123" calcext:value-type="float">
            <text:p>0.0123</text:p>
          </table:table-cell>
          <table:table-cell office:value-type="float" office:value="0.0117" calcext:value-type="float">
            <text:p>0.0117</text:p>
          </table:table-cell>
          <table:table-cell table:number-columns-repeated="2"/>
          <table:table-cell office:value-type="float" office:value="0.5432" calcext:value-type="float">
            <text:p>0.5432</text:p>
          </table:table-cell>
          <table:table-cell office:value-type="float" office:value="0.5478" calcext:value-type="float">
            <text:p>0.5478</text:p>
          </table:table-cell>
          <table:table-cell office:value-type="float" office:value="0.5546" calcext:value-type="float">
            <text:p>0.5546</text:p>
          </table:table-cell>
          <table:table-cell office:value-type="float" office:value="0.5641" calcext:value-type="float">
            <text:p>0.5641</text:p>
          </table:table-cell>
          <table:table-cell office:value-type="float" office:value="0.5563" calcext:value-type="float">
            <text:p>0.5563</text:p>
          </table:table-cell>
          <table:table-cell office:value-type="float" office:value="0.5735" calcext:value-type="float">
            <text:p>0.5735</text:p>
          </table:table-cell>
          <table:table-cell/>
          <table:table-cell office:value-type="float" office:value="0.0076" calcext:value-type="float">
            <text:p>0.0076</text:p>
          </table:table-cell>
          <table:table-cell office:value-type="float" office:value="0.0105" calcext:value-type="float">
            <text:p>0.010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FIN GENDER HF LAST 4</text:p>
          </table:table-cell>
          <table:table-cell table:style-name="Default" office:value-type="float" office:value="0.6881" calcext:value-type="float">
            <text:p>0.6881</text:p>
          </table:table-cell>
          <table:table-cell table:style-name="Default" office:value-type="float" office:value="0.7156" calcext:value-type="float">
            <text:p>0.7156</text:p>
          </table:table-cell>
          <table:table-cell table:style-name="Default" office:value-type="float" office:value="0.7673" calcext:value-type="float">
            <text:p>0.7673</text:p>
          </table:table-cell>
          <table:table-cell office:value-type="float" office:value="0.7889" calcext:value-type="float">
            <text:p>0.7889</text:p>
          </table:table-cell>
          <table:table-cell office:value-type="float" office:value="0.776" calcext:value-type="float">
            <text:p>0.776</text:p>
          </table:table-cell>
          <table:table-cell office:value-type="float" office:value="0.8041" calcext:value-type="float">
            <text:p>0.8041</text:p>
          </table:table-cell>
          <table:table-cell/>
          <table:table-cell office:value-type="float" office:value="0.0479" calcext:value-type="float">
            <text:p>0.0479</text:p>
          </table:table-cell>
          <table:table-cell office:value-type="float" office:value="0.078" calcext:value-type="float">
            <text:p>0.078</text:p>
          </table:table-cell>
          <table:table-cell/>
          <table:table-cell table:style-name="Default"/>
          <table:table-cell office:value-type="float" office:value="0.6768" calcext:value-type="float">
            <text:p>0.6768</text:p>
          </table:table-cell>
          <table:table-cell office:value-type="float" office:value="0.7022" calcext:value-type="float">
            <text:p>0.7022</text:p>
          </table:table-cell>
          <table:table-cell office:value-type="float" office:value="0.7572" calcext:value-type="float">
            <text:p>0.7572</text:p>
          </table:table-cell>
          <table:table-cell office:value-type="float" office:value="0.7832" calcext:value-type="float">
            <text:p>0.7832</text:p>
          </table:table-cell>
          <table:table-cell office:value-type="float" office:value="0.7674" calcext:value-type="float">
            <text:p>0.7674</text:p>
          </table:table-cell>
          <table:table-cell office:value-type="float" office:value="0.8019" calcext:value-type="float">
            <text:p>0.8019</text:p>
          </table:table-cell>
          <table:table-cell/>
          <table:table-cell office:value-type="float" office:value="0.0247" calcext:value-type="float">
            <text:p>0.0247</text:p>
          </table:table-cell>
          <table:table-cell office:value-type="float" office:value="0.0541" calcext:value-type="float">
            <text:p>0.0541</text:p>
          </table:table-cell>
          <table:table-cell table:number-columns-repeated="2"/>
          <table:table-cell office:value-type="float" office:value="0.5567" calcext:value-type="float">
            <text:p>0.5567</text:p>
          </table:table-cell>
          <table:table-cell office:value-type="float" office:value="0.5756" calcext:value-type="float">
            <text:p>0.5756</text:p>
          </table:table-cell>
          <table:table-cell office:value-type="float" office:value="0.6784" calcext:value-type="float">
            <text:p>0.6784</text:p>
          </table:table-cell>
          <table:table-cell office:value-type="float" office:value="0.7216" calcext:value-type="float">
            <text:p>0.7216</text:p>
          </table:table-cell>
          <table:table-cell office:value-type="float" office:value="0.7519" calcext:value-type="float">
            <text:p>0.7519</text:p>
          </table:table-cell>
          <table:table-cell office:value-type="float" office:value="0.6882" calcext:value-type="float">
            <text:p>0.6882</text:p>
          </table:table-cell>
          <table:table-cell/>
          <table:table-cell office:value-type="float" office:value="0.0374" calcext:value-type="float">
            <text:p>0.0374</text:p>
          </table:table-cell>
          <table:table-cell office:value-type="float" office:value="0.0713" calcext:value-type="float">
            <text:p>0.0713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FIN GENDER HF LAST 5</text:p>
          </table:table-cell>
          <table:table-cell table:style-name="Default" office:value-type="float" office:value="0.7209" calcext:value-type="float">
            <text:p>0.7209</text:p>
          </table:table-cell>
          <table:table-cell table:style-name="Default" office:value-type="float" office:value="0.7278" calcext:value-type="float">
            <text:p>0.7278</text:p>
          </table:table-cell>
          <table:table-cell table:style-name="Default" office:value-type="float" office:value="0.7812" calcext:value-type="float">
            <text:p>0.7812</text:p>
          </table:table-cell>
          <table:table-cell office:value-type="float" office:value="0.7987" calcext:value-type="float">
            <text:p>0.7987</text:p>
          </table:table-cell>
          <table:table-cell office:value-type="float" office:value="0.8084" calcext:value-type="float">
            <text:p>0.8084</text:p>
          </table:table-cell>
          <table:table-cell office:value-type="float" office:value="0.786" calcext:value-type="float">
            <text:p>0.786</text:p>
          </table:table-cell>
          <table:table-cell/>
          <table:table-cell office:value-type="float" office:value="0.0415" calcext:value-type="float">
            <text:p>0.0415</text:p>
          </table:table-cell>
          <table:table-cell table:style-name="Default" office:value-type="float" office:value="0.054" calcext:value-type="float">
            <text:p>0.054</text:p>
          </table:table-cell>
          <table:table-cell/>
          <table:table-cell table:style-name="Default"/>
          <table:table-cell office:value-type="float" office:value="0.6602" calcext:value-type="float">
            <text:p>0.6602</text:p>
          </table:table-cell>
          <table:table-cell office:value-type="float" office:value="0.6811" calcext:value-type="float">
            <text:p>0.6811</text:p>
          </table:table-cell>
          <table:table-cell office:value-type="float" office:value="0.7607" calcext:value-type="float">
            <text:p>0.7607</text:p>
          </table:table-cell>
          <table:table-cell office:value-type="float" office:value="0.7795" calcext:value-type="float">
            <text:p>0.7795</text:p>
          </table:table-cell>
          <table:table-cell office:value-type="float" office:value="0.7908" calcext:value-type="float">
            <text:p>0.7908</text:p>
          </table:table-cell>
          <table:table-cell office:value-type="float" office:value="0.766" calcext:value-type="float">
            <text:p>0.766</text:p>
          </table:table-cell>
          <table:table-cell/>
          <table:table-cell office:value-type="float" office:value="0.0212" calcext:value-type="float">
            <text:p>0.0212</text:p>
          </table:table-cell>
          <table:table-cell office:value-type="float" office:value="0.0435" calcext:value-type="float">
            <text:p>0.0435</text:p>
          </table:table-cell>
          <table:table-cell table:number-columns-repeated="2"/>
          <table:table-cell office:value-type="float" office:value="0.5415" calcext:value-type="float">
            <text:p>0.5415</text:p>
          </table:table-cell>
          <table:table-cell office:value-type="float" office:value="0.5444" calcext:value-type="float">
            <text:p>0.5444</text:p>
          </table:table-cell>
          <table:table-cell office:value-type="float" office:value="0.5937" calcext:value-type="float">
            <text:p>0.5937</text:p>
          </table:table-cell>
          <table:table-cell office:value-type="float" office:value="0.6122" calcext:value-type="float">
            <text:p>0.6122</text:p>
          </table:table-cell>
          <table:table-cell office:value-type="float" office:value="0.6289" calcext:value-type="float">
            <text:p>0.6289</text:p>
          </table:table-cell>
          <table:table-cell office:value-type="float" office:value="0.6266" calcext:value-type="float">
            <text:p>0.6266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float" office:value="0.0044" calcext:value-type="float">
            <text:p>0.0044</text:p>
          </table:table-cell>
          <table:table-cell table:number-columns-repeated="992"/>
        </table:table-row>
        <table:table-row table:style-name="ro1">
          <table:table-cell table:style-name="ce1" office:value-type="string" calcext:value-type="string">
            <text:p>FIN GENDER HF LAST (AVERAGE)</text:p>
          </table:table-cell>
          <table:table-cell table:style-name="ce3" table:formula="of:=TEXT(AVERAGE([.B23:.B27])*100;&quot;0.00&quot;)&amp;&quot; ± &quot;&amp;TEXT((MAX([.B23:.B27])-MIN([.B23:.B27]))/2*100;&quot;0.00&quot;)" office:value-type="string" office:string-value="70.68 ± 1.64" calcext:value-type="string">
            <text:p>70.68 ± 1.64</text:p>
          </table:table-cell>
          <table:table-cell table:style-name="ce3" table:formula="of:=TEXT(AVERAGE([.C23:.C27])*100;&quot;0.00&quot;)&amp;&quot; ± &quot;&amp;TEXT((MAX([.C23:.C27])-MIN([.C23:.C27]))/2*100;&quot;0.00&quot;)" office:value-type="string" office:string-value="71.69 ± 0.78" calcext:value-type="string">
            <text:p>71.69 ± 0.78</text:p>
          </table:table-cell>
          <table:table-cell table:style-name="ce3" table:formula="of:=TEXT(AVERAGE([.D23:.D27])*100;&quot;0.00&quot;)&amp;&quot; ± &quot;&amp;TEXT((MAX([.D23:.D27])-MIN([.D23:.D27]))/2*100;&quot;0.00&quot;)" office:value-type="string" office:string-value="78.25 ± 1.68" calcext:value-type="string">
            <text:p>78.25 ± 1.68</text:p>
          </table:table-cell>
          <table:table-cell table:style-name="ce3" table:formula="of:=TEXT(AVERAGE([.E23:.E27])*100;&quot;0.00&quot;)&amp;&quot; ± &quot;&amp;TEXT((MAX([.E23:.E27])-MIN([.E23:.E27]))/2*100;&quot;0.00&quot;)" office:value-type="string" office:string-value="79.31 ± 1.68" calcext:value-type="string">
            <text:p>79.31 ± 1.68</text:p>
          </table:table-cell>
          <table:table-cell table:style-name="ce3" table:formula="of:=TEXT(AVERAGE([.F23:.F27])*100;&quot;0.00&quot;)&amp;&quot; ± &quot;&amp;TEXT((MAX([.F23:.F27])-MIN([.F23:.F27]))/2*100;&quot;0.00&quot;)" office:value-type="string" office:string-value="79.33 ± 1.97" calcext:value-type="string">
            <text:p>79.33 ± 1.97</text:p>
          </table:table-cell>
          <table:table-cell table:style-name="ce3" table:formula="of:=TEXT(AVERAGE([.G23:.G27])*100;&quot;0.00&quot;)&amp;&quot; ± &quot;&amp;TEXT((MAX([.G23:.G27])-MIN([.G23:.G27]))/2*100;&quot;0.00&quot;)" office:value-type="string" office:string-value="79.38 ± 1.32" calcext:value-type="string">
            <text:p>79.38 ± 1.32</text:p>
          </table:table-cell>
          <table:table-cell table:style-name="ce3"/>
          <table:table-cell table:style-name="ce3" table:formula="of:=TEXT(AVERAGE([.I23:.I27])*100;&quot;0.00&quot;)&amp;&quot; ± &quot;&amp;TEXT((MAX([.I23:.I27])-MIN([.I23:.I27]))/2*100;&quot;0.00&quot;)" office:value-type="string" office:string-value="4.28 ± 4.11" calcext:value-type="string">
            <text:p>4.28 ± 4.11</text:p>
          </table:table-cell>
          <table:table-cell table:style-name="ce3" table:formula="of:=TEXT(AVERAGE([.J23:.J27])*100;&quot;0.00&quot;)&amp;&quot; ± &quot;&amp;TEXT((MAX([.J23:.J27])-MIN([.J23:.J27]))/2*100;&quot;0.00&quot;)" office:value-type="string" office:string-value="5.69 ± 4.53" calcext:value-type="string">
            <text:p>5.69 ± 4.53</text:p>
          </table:table-cell>
          <table:table-cell table:number-columns-repeated="2"/>
          <table:table-cell table:style-name="ce3" table:formula="of:=TEXT(AVERAGE([.M23:.M27])*100;&quot;0.00&quot;)&amp;&quot; ± &quot;&amp;TEXT((MAX([.M23:.M27])-MIN([.M23:.M27]))/2*100;&quot;0.00&quot;)" office:value-type="string" office:string-value="69.29 ± 2.61" calcext:value-type="string">
            <text:p>69.29 ± 2.61</text:p>
          </table:table-cell>
          <table:table-cell table:style-name="ce3" table:formula="of:=TEXT(AVERAGE([.N23:.N27])*100;&quot;0.00&quot;)&amp;&quot; ± &quot;&amp;TEXT((MAX([.N23:.N27])-MIN([.N23:.N27]))/2*100;&quot;0.00&quot;)" office:value-type="string" office:string-value="70.35 ± 1.73" calcext:value-type="string">
            <text:p>70.35 ± 1.73</text:p>
          </table:table-cell>
          <table:table-cell table:style-name="ce3" table:formula="of:=TEXT(AVERAGE([.O23:.O27])*100;&quot;0.00&quot;)&amp;&quot; ± &quot;&amp;TEXT((MAX([.O23:.O27])-MIN([.O23:.O27]))/2*100;&quot;0.00&quot;)" office:value-type="string" office:string-value="77.36 ± 1.62" calcext:value-type="string">
            <text:p>77.36 ± 1.62</text:p>
          </table:table-cell>
          <table:table-cell table:style-name="ce3" table:formula="of:=TEXT(AVERAGE([.P23:.P27])*100;&quot;0.00&quot;)&amp;&quot; ± &quot;&amp;TEXT((MAX([.P23:.P27])-MIN([.P23:.P27]))/2*100;&quot;0.00&quot;)" office:value-type="string" office:string-value="78.88 ± 1.47" calcext:value-type="string">
            <text:p>78.88 ± 1.47</text:p>
          </table:table-cell>
          <table:table-cell table:style-name="ce3" table:formula="of:=TEXT(AVERAGE([.Q23:.Q27])*100;&quot;0.00&quot;)&amp;&quot; ± &quot;&amp;TEXT((MAX([.Q23:.Q27])-MIN([.Q23:.Q27]))/2*100;&quot;0.00&quot;)" office:value-type="string" office:string-value="78.99 ± 2.66" calcext:value-type="string">
            <text:p>78.99 ± 2.66</text:p>
          </table:table-cell>
          <table:table-cell table:style-name="ce3" table:formula="of:=TEXT(AVERAGE([.R23:.R27])*100;&quot;0.00&quot;)&amp;&quot; ± &quot;&amp;TEXT((MAX([.R23:.R27])-MIN([.R23:.R27]))/2*100;&quot;0.00&quot;)" office:value-type="string" office:string-value="78.84 ± 1.80" calcext:value-type="string">
            <text:p>78.84 ± 1.80</text:p>
          </table:table-cell>
          <table:table-cell table:style-name="ce3"/>
          <table:table-cell table:style-name="ce3" table:formula="of:=TEXT(AVERAGE([.T23:.T27])*100;&quot;0.00&quot;)&amp;&quot; ± &quot;&amp;TEXT((MAX([.T23:.T27])-MIN([.T23:.T27]))/2*100;&quot;0.00&quot;)" office:value-type="string" office:string-value="3.12 ± 3.42" calcext:value-type="string">
            <text:p>3.12 ± 3.42</text:p>
          </table:table-cell>
          <table:table-cell table:style-name="ce3" table:formula="of:=TEXT(AVERAGE([.U23:.U27])*100;&quot;0.00&quot;)&amp;&quot; ± &quot;&amp;TEXT((MAX([.U23:.U27])-MIN([.U23:.U27]))/2*100;&quot;0.00&quot;)" office:value-type="string" office:string-value="4.45 ± 4.06" calcext:value-type="string">
            <text:p>4.45 ± 4.06</text:p>
          </table:table-cell>
          <table:table-cell table:number-columns-repeated="2"/>
          <table:table-cell table:style-name="ce3" table:formula="of:=TEXT(AVERAGE([.X23:.X27])*100; &quot;0.00&quot;) &amp; &quot; ± &quot; &amp; TEXT((MAX([.X23:.X27]) - MIN([.X23:.X27]))/2*100; &quot;0.00&quot;)" office:value-type="string" office:string-value="54.15 ± 1.49" calcext:value-type="string">
            <text:p>54.15 ± 1.49</text:p>
          </table:table-cell>
          <table:table-cell table:style-name="ce3" table:formula="of:=TEXT(AVERAGE([.Y23:.Y27])*100; &quot;0.00&quot;) &amp; &quot; ± &quot; &amp; TEXT((MAX([.Y23:.Y27]) - MIN([.Y23:.Y27]))/2*100; &quot;0.00&quot;)" office:value-type="string" office:string-value="54.87 ± 2.17" calcext:value-type="string">
            <text:p>54.87 ± 2.17</text:p>
          </table:table-cell>
          <table:table-cell table:style-name="ce3" table:formula="of:=TEXT(AVERAGE([.Z23:.Z27])*100; &quot;0.00&quot;) &amp; &quot; ± &quot; &amp; TEXT((MAX([.Z23:.Z27]) - MIN([.Z23:.Z27]))/2*100; &quot;0.00&quot;)" office:value-type="string" office:string-value="55.59 ± 12.68" calcext:value-type="string">
            <text:p>55.59 ± 12.68</text:p>
          </table:table-cell>
          <table:table-cell table:style-name="ce3" table:formula="of:=TEXT(AVERAGE([.AA23:.AA27])*100; &quot;0.00&quot;) &amp; &quot; ± &quot; &amp; TEXT((MAX([.AA23:.AA27]) - MIN([.AA23:.AA27]))/2*100; &quot;0.00&quot;)" office:value-type="string" office:string-value="58.05 ± 13.60" calcext:value-type="string">
            <text:p>58.05 ± 13.60</text:p>
          </table:table-cell>
          <table:table-cell table:style-name="ce3" table:formula="of:=TEXT(AVERAGE([.AB23:.AB27])*100; &quot;0.00&quot;) &amp; &quot; ± &quot; &amp; TEXT((MAX([.AB23:.AB27]) - MIN([.AB23:.AB27]))/2*100; &quot;0.00&quot;)" office:value-type="string" office:string-value="58.68 ± 16.52" calcext:value-type="string">
            <text:p>58.68 ± 16.52</text:p>
          </table:table-cell>
          <table:table-cell table:style-name="ce3" table:formula="of:=TEXT(AVERAGE([.AC23:.AC27])*100; &quot;0.00&quot;) &amp; &quot; ± &quot; &amp; TEXT((MAX([.AC23:.AC27]) - MIN([.AC23:.AC27]))/2*100; &quot;0.00&quot;)" office:value-type="string" office:string-value="57.85 ± 10.41" calcext:value-type="string">
            <text:p>57.85 ± 10.41</text:p>
          </table:table-cell>
          <table:table-cell table:style-name="ce3"/>
          <table:table-cell table:style-name="ce3" table:formula="of:=TEXT(AVERAGE([.AE23:.AE27])*100; &quot;0.00&quot;) &amp; &quot; ± &quot; &amp; TEXT((MAX([.AE23:.AE27]) - MIN([.AE23:.AE27]))/2*100; &quot;0.00&quot;)" office:value-type="string" office:string-value="1.29 ± 1.87" calcext:value-type="string">
            <text:p>1.29 ± 1.87</text:p>
          </table:table-cell>
          <table:table-cell table:style-name="ce3" table:formula="of:=TEXT(AVERAGE([.AF23:.AF27])*100; &quot;0.00&quot;) &amp; &quot; ± &quot; &amp; TEXT((MAX([.AF23:.AF27]) - MIN([.AF23:.AF27]))/2*100; &quot;0.00&quot;)" office:value-type="string" office:string-value="2.17 ± 3.57" calcext:value-type="string">
            <text:p>2.17 ± 3.57</text:p>
          </table:table-cell>
          <table:table-cell table:number-columns-repeated="992"/>
        </table:table-row>
        <table:table-row table:style-name="ro1">
          <table:table-cell table:style-name="Default" table:number-columns-repeated="4"/>
          <table:table-cell table:number-columns-repeated="5"/>
          <table:table-cell table:style-name="Default"/>
          <table:table-cell table:number-columns-repeated="1014"/>
        </table:table-row>
        <table:table-row table:style-name="ro1">
          <table:table-cell table:style-name="ce1"/>
          <table:table-cell table:style-name="ce3" table:number-columns-repeated="9"/>
          <table:table-cell table:number-columns-repeated="101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4T16:16:15.083418327</meta:creation-date>
    <dc:date>2024-06-25T03:35:56.985517486</dc:date>
    <meta:editing-duration>PT1H25M14S</meta:editing-duration>
    <meta:editing-cycles>8</meta:editing-cycles>
    <meta:generator>LibreOffice/7.3.7.2$Linux_X86_64 LibreOffice_project/30$Build-2</meta:generator>
    <meta:document-statistic meta:table-count="1" meta:cell-count="697" meta:object-count="0"/>
  </office:meta>
</office:document-meta>
</file>